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ce181e"/>
    </style:style>
    <style:style style:name="P3" style:family="paragraph" style:parent-style-name="Standard">
      <style:paragraph-properties style:line-height-at-least="0.198in"/>
      <style:text-properties fo:color="#ce181e" style:font-name="Droid Sans Mono" fo:font-size="10.5pt" fo:font-weight="normal" fo:background-color="#fffffe"/>
    </style:style>
    <style:style style:name="P4" style:family="paragraph" style:parent-style-name="Standard">
      <style:text-properties fo:color="#ce181e" officeooo:rsid="000f73d5" officeooo:paragraph-rsid="000f73d5"/>
    </style:style>
    <style:style style:name="P5" style:family="paragraph" style:parent-style-name="Standard">
      <style:text-properties fo:color="#ce181e" officeooo:rsid="001170a9" officeooo:paragraph-rsid="001170a9"/>
    </style:style>
    <style:style style:name="P6" style:family="paragraph" style:parent-style-name="Standard">
      <style:text-properties fo:color="#ce181e" officeooo:rsid="0015d2a1" officeooo:paragraph-rsid="0015d2a1"/>
    </style:style>
    <style:style style:name="P7" style:family="paragraph" style:parent-style-name="Standard">
      <style:text-properties officeooo:rsid="000c0ddc" officeooo:paragraph-rsid="000c0ddc"/>
    </style:style>
    <style:style style:name="P8" style:family="paragraph" style:parent-style-name="Standard">
      <style:paragraph-properties style:line-height-at-least="0.198in"/>
      <style:text-properties fo:color="#000000" style:font-name="Droid Sans Mono" fo:font-size="10.5pt" fo:font-weight="normal" fo:background-color="#fffffe"/>
    </style:style>
    <style:style style:name="P9" style:family="paragraph" style:parent-style-name="Standard">
      <style:text-properties officeooo:rsid="000f73d5" officeooo:paragraph-rsid="000f73d5"/>
    </style:style>
    <style:style style:name="P10" style:family="paragraph" style:parent-style-name="Standard">
      <style:text-properties officeooo:rsid="001170a9" officeooo:paragraph-rsid="001170a9"/>
    </style:style>
    <style:style style:name="P11" style:family="paragraph" style:parent-style-name="Standard">
      <style:text-properties officeooo:rsid="0015d2a1" officeooo:paragraph-rsid="0015d2a1"/>
    </style:style>
    <style:style style:name="P12" style:family="paragraph" style:parent-style-name="Standard">
      <style:text-properties officeooo:rsid="0017faca" officeooo:paragraph-rsid="0017faca"/>
    </style:style>
    <style:style style:name="P13" style:family="paragraph" style:parent-style-name="Standard">
      <style:text-properties officeooo:rsid="0019b0c2" officeooo:paragraph-rsid="0019b0c2"/>
    </style:style>
    <style:style style:name="P14" style:family="paragraph" style:parent-style-name="Standard">
      <style:text-properties officeooo:rsid="001b5524" officeooo:paragraph-rsid="001b5524"/>
    </style:style>
    <style:style style:name="P15" style:family="paragraph" style:parent-style-name="Standard">
      <style:text-properties officeooo:rsid="001d66ae" officeooo:paragraph-rsid="001d66ae"/>
    </style:style>
    <style:style style:name="P16" style:family="paragraph" style:parent-style-name="Standard">
      <style:text-properties officeooo:rsid="001ee8ff" officeooo:paragraph-rsid="001ee8ff"/>
    </style:style>
    <style:style style:name="P17" style:family="paragraph" style:parent-style-name="Standard">
      <style:text-properties officeooo:rsid="001ff3a6" officeooo:paragraph-rsid="001ff3a6"/>
    </style:style>
    <style:style style:name="P18" style:family="paragraph" style:parent-style-name="Standard">
      <style:text-properties fo:color="#ce181e"/>
    </style:style>
    <style:style style:name="P19" style:family="paragraph" style:parent-style-name="Standard">
      <style:text-properties officeooo:rsid="0022c140" officeooo:paragraph-rsid="0022c140"/>
    </style:style>
    <style:style style:name="P20" style:family="paragraph" style:parent-style-name="Standard">
      <style:text-properties officeooo:paragraph-rsid="0022c140"/>
    </style:style>
    <style:style style:name="P21" style:family="paragraph" style:parent-style-name="Standard">
      <style:text-properties officeooo:rsid="00251820" officeooo:paragraph-rsid="00251820"/>
    </style:style>
    <style:style style:name="P22" style:family="paragraph" style:parent-style-name="Standard">
      <style:text-properties officeooo:rsid="002679e1" officeooo:paragraph-rsid="002679e1"/>
    </style:style>
    <style:style style:name="P23" style:family="paragraph" style:parent-style-name="Standard">
      <style:text-properties officeooo:rsid="002771b4" officeooo:paragraph-rsid="002771b4"/>
    </style:style>
    <style:style style:name="P24" style:family="paragraph" style:parent-style-name="Standard">
      <style:text-properties officeooo:rsid="0028431e" officeooo:paragraph-rsid="0028431e"/>
    </style:style>
    <style:style style:name="P25" style:family="paragraph" style:parent-style-name="Standard">
      <style:text-properties officeooo:rsid="00289185" officeooo:paragraph-rsid="00289185"/>
    </style:style>
    <style:style style:name="P26" style:family="paragraph" style:parent-style-name="Standard">
      <style:text-properties officeooo:rsid="002a1385" officeooo:paragraph-rsid="002a1385"/>
    </style:style>
    <style:style style:name="P27" style:family="paragraph" style:parent-style-name="Standard">
      <style:text-properties officeooo:rsid="002a9ce2" officeooo:paragraph-rsid="002a9ce2"/>
    </style:style>
    <style:style style:name="P28" style:family="paragraph" style:parent-style-name="Standard">
      <style:text-properties officeooo:rsid="002ab448" officeooo:paragraph-rsid="002ab448"/>
    </style:style>
    <style:style style:name="P29" style:family="paragraph" style:parent-style-name="Standard">
      <style:text-properties officeooo:rsid="002da8c4" officeooo:paragraph-rsid="002da8c4"/>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ce181e"/>
    </style:style>
    <style:style style:name="T2" style:family="text">
      <style:text-properties style:text-position="33% 8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start text:name="__RefHeading___Toc107_3160635490"/>Introduction to the Intermediate Algorithm Scripting Challenges<text:bookmark-end text:name="__RefHeading___Toc107_3160635490"/></text:h>
      <text:p text:style-name="Text_20_body">This is a stub introduction</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list xml:id="list1952386632" text:style-name="Numbering_20_123">
            <text:list-item>
              <text:p text:style-name="P30"><text:a xlink:type="simple" xlink:href="#__RefHeading___Toc107_3160635490" text:style-name="Index_20_Link" text:visited-style-name="Index_20_Link">Introduction to the Intermediate Algorithm Scripting Challenges<text:tab/>1</text:a></text:p>
            </text:list-item>
            <text:list-item>
              <text:p text:style-name="P30"><text:a xlink:type="simple" xlink:href="#__RefHeading___Toc109_3160635490" text:style-name="Index_20_Link" text:visited-style-name="Index_20_Link">Sum All Numbers in a Range<text:tab/>1</text:a></text:p>
            </text:list-item>
            <text:list-item>
              <text:p text:style-name="P30"><text:a xlink:type="simple" xlink:href="#__RefHeading___Toc393_615520890" text:style-name="Index_20_Link" text:visited-style-name="Index_20_Link">Diff Two Arrays<text:tab/>2</text:a></text:p>
            </text:list-item>
            <text:list-item>
              <text:p text:style-name="P30"><text:a xlink:type="simple" xlink:href="#__RefHeading___Toc395_615520890" text:style-name="Index_20_Link" text:visited-style-name="Index_20_Link">Seek and Destroy<text:tab/>3</text:a></text:p>
            </text:list-item>
            <text:list-item>
              <text:p text:style-name="P30"><text:a xlink:type="simple" xlink:href="#__RefHeading___Toc397_615520890" text:style-name="Index_20_Link" text:visited-style-name="Index_20_Link">Wherefore art thou<text:tab/>4</text:a></text:p>
            </text:list-item>
            <text:list-item>
              <text:p text:style-name="P30"><text:a xlink:type="simple" xlink:href="#__RefHeading___Toc633_1250153786" text:style-name="Index_20_Link" text:visited-style-name="Index_20_Link">Spinal Tap Case<text:tab/>5</text:a></text:p>
            </text:list-item>
            <text:list-item>
              <text:p text:style-name="P30"><text:a xlink:type="simple" xlink:href="#__RefHeading___Toc635_1250153786" text:style-name="Index_20_Link" text:visited-style-name="Index_20_Link">Pig Latin<text:tab/>6</text:a></text:p>
            </text:list-item>
            <text:list-item>
              <text:p text:style-name="P30"><text:a xlink:type="simple" xlink:href="#__RefHeading___Toc1218_158707331" text:style-name="Index_20_Link" text:visited-style-name="Index_20_Link">Search and Replace<text:tab/>8</text:a></text:p>
            </text:list-item>
            <text:list-item>
              <text:p text:style-name="P30"><text:a xlink:type="simple" xlink:href="#__RefHeading___Toc1220_158707331" text:style-name="Index_20_Link" text:visited-style-name="Index_20_Link">DNA Pairing<text:tab/>9</text:a></text:p>
            </text:list-item>
            <text:list-item>
              <text:p text:style-name="P30"><text:a xlink:type="simple" xlink:href="#__RefHeading___Toc1222_158707331" text:style-name="Index_20_Link" text:visited-style-name="Index_20_Link">Missing letters<text:tab/>11</text:a></text:p>
            </text:list-item>
            <text:list-item>
              <text:p text:style-name="P30"><text:a xlink:type="simple" xlink:href="#__RefHeading___Toc1249_4188632738" text:style-name="Index_20_Link" text:visited-style-name="Index_20_Link">Sorted Union<text:tab/>12</text:a></text:p>
            </text:list-item>
            <text:list-item>
              <text:p text:style-name="P30"><text:a xlink:type="simple" xlink:href="#__RefHeading___Toc1311_4188632738" text:style-name="Index_20_Link" text:visited-style-name="Index_20_Link">Convert HTML Entities<text:tab/>13</text:a></text:p>
            </text:list-item>
            <text:list-item>
              <text:p text:style-name="P30"><text:a xlink:type="simple" xlink:href="#__RefHeading___Toc1313_4188632738" text:style-name="Index_20_Link" text:visited-style-name="Index_20_Link">Sum All Odd Fibonacci Numbers<text:tab/>15</text:a></text:p>
            </text:list-item>
            <text:list-item>
              <text:p text:style-name="P30"><text:a xlink:type="simple" xlink:href="#__RefHeading___Toc1315_4188632738" text:style-name="Index_20_Link" text:visited-style-name="Index_20_Link">Sum All Primes<text:tab/>16</text:a></text:p>
            </text:list-item>
            <text:list-item>
              <text:p text:style-name="P30"><text:a xlink:type="simple" xlink:href="#__RefHeading___Toc1317_4188632738" text:style-name="Index_20_Link" text:visited-style-name="Index_20_Link">Smallest Common Multiple<text:tab/>18</text:a></text:p>
            </text:list-item>
            <text:list-item>
              <text:p text:style-name="P30"><text:a xlink:type="simple" xlink:href="#__RefHeading___Toc1319_4188632738" text:style-name="Index_20_Link" text:visited-style-name="Index_20_Link">Drop it<text:tab/>20</text:a></text:p>
            </text:list-item>
            <text:list-item>
              <text:p text:style-name="P30"><text:a xlink:type="simple" xlink:href="#__RefHeading___Toc1321_4188632738" text:style-name="Index_20_Link" text:visited-style-name="Index_20_Link">Steamroller<text:tab/>21</text:a></text:p>
            </text:list-item>
            <text:list-item>
              <text:p text:style-name="P30"><text:a xlink:type="simple" xlink:href="#__RefHeading___Toc1323_4188632738" text:style-name="Index_20_Link" text:visited-style-name="Index_20_Link">Binary Agents<text:tab/>22</text:a></text:p>
            </text:list-item>
            <text:list-item>
              <text:p text:style-name="P30"><text:a xlink:type="simple" xlink:href="#__RefHeading___Toc1325_4188632738" text:style-name="Index_20_Link" text:visited-style-name="Index_20_Link">Everything Be True<text:tab/>23</text:a></text:p>
            </text:list-item>
            <text:list-item>
              <text:p text:style-name="P30"><text:a xlink:type="simple" xlink:href="#__RefHeading___Toc1327_4188632738" text:style-name="Index_20_Link" text:visited-style-name="Index_20_Link">Arguments Optional<text:tab/>24</text:a></text:p>
            </text:list-item>
            <text:list-item>
              <text:p text:style-name="P30"><text:a xlink:type="simple" xlink:href="#__RefHeading___Toc1329_4188632738" text:style-name="Index_20_Link" text:visited-style-name="Index_20_Link">Make a Person<text:tab/>27</text:a></text:p>
            </text:list-item>
            <text:list-item>
              <text:p text:style-name="P30"><text:a xlink:type="simple" xlink:href="#__RefHeading___Toc1331_4188632738" text:style-name="Index_20_Link" text:visited-style-name="Index_20_Link">Map the Debris<text:tab/>28</text:a></text:p>
            </text:list-item>
          </text:list>
        </text:index-body>
      </text:table-of-content>
      <text:p text:style-name="Standard"/>
      <text:p text:style-name="Standard"/>
      <text:p text:style-name="Standard"/>
      <text:p text:style-name="Standard"/>
      <text:h text:style-name="Heading_20_2" text:outline-level="2"><text:bookmark-start text:name="__RefHeading___Toc109_3160635490"/>Sum All Numbers in a Range<text:bookmark-end text:name="__RefHeading___Toc109_3160635490"/></text:h>
      <text:p text:style-name="Text_20_body">We'll pass you an array of two numbers. Return the sum of those two numbers plus the sum of all the numbers between them.</text:p>
      <text:p text:style-name="Text_20_body">The lowest number will not always come first.</text:p>
      <text:p text:style-name="Standard">function sumAll(arr) {</text:p>
      <text:p text:style-name="P2"><text:s text:c="2"/>var sortedArr = arr.sort((a,b) =&gt; a-b);</text:p>
      <text:p text:style-name="P2"><text:s text:c="2"/>var firstNum = arr[0];</text:p>
      <text:p text:style-name="P2"><text:s text:c="2"/>var lastNum = arr[1];</text:p>
      <text:p text:style-name="P2"><text:soft-page-break/><text:s text:c="2"/>// Using Arithmetic Progression summing formula</text:p>
      <text:p text:style-name="P2"/>
      <text:p text:style-name="P2"><text:s text:c="2"/>var sum = (lastNum - firstNum + 1) * (firstNum + lastNum) / 2;</text:p>
      <text:p text:style-name="P2"><text:s text:c="2"/>return sum;</text:p>
      <text:p text:style-name="Standard">}</text:p>
      <text:p text:style-name="Standard"/>
      <text:p text:style-name="Standard">sumAll([1, 4]);</text:p>
      <text:p text:style-name="Standard"/>
      <text:p text:style-name="Standard"/>
      <text:p text:style-name="P7">or :</text:p>
      <text:p text:style-name="P7"/>
      <text:p text:style-name="Standard">function sumAll(arr) {</text:p>
      <text:p text:style-name="Standard"><text:s text:c="2"/><text:span text:style-name="T1">var sortedArr = arr.sort((a,b) =&gt; a-b);</text:span></text:p>
      <text:p text:style-name="P2"><text:s text:c="2"/>var firstNum = arr[0];</text:p>
      <text:p text:style-name="P2"><text:s text:c="2"/>var lastNum = arr[1];</text:p>
      <text:p text:style-name="P2"><text:s text:c="2"/>// Using Arithmetic Progression summing formula</text:p>
      <text:p text:style-name="P2"><text:s text:c="2"/>let temp=0;</text:p>
      <text:p text:style-name="P2"><text:s text:c="2"/>for (let i= firstNum; i&lt;=lastNum;i++){</text:p>
      <text:p text:style-name="P2"><text:s text:c="4"/></text:p>
      <text:p text:style-name="P2"><text:s text:c="4"/>temp=i+temp;</text:p>
      <text:p text:style-name="P2"><text:s text:c="2"/>}</text:p>
      <text:p text:style-name="P2"/>
      <text:p text:style-name="P2"><text:s text:c="2"/>return temp;</text:p>
      <text:p text:style-name="Standard">}</text:p>
      <text:p text:style-name="Standard"/>
      <text:h text:style-name="Heading_20_2" text:outline-level="2"><text:bookmark-start text:name="__RefHeading___Toc393_615520890"/>Diff Two Arrays<text:bookmark-end text:name="__RefHeading___Toc393_615520890"/></text:h>
      <text:p text:style-name="Text_20_body">Compare two arrays and return a new array with any items only found in one of the two given arrays, but not both. In other words, return the symmetric difference of the two arrays.</text:p>
      <text:p text:style-name="Text_20_body">Remember to use <text:a xlink:type="simple" xlink:href="http://forum.freecodecamp.org/t/how-to-get-help-when-you-are-stuck/19514" office:target-frame-name="_blank" xlink:show="new" text:style-name="Internet_20_link" text:visited-style-name="Visited_20_Internet_20_Link">Read-Search-Ask</text:a> if you get stuck. Try to pair program. Write your own code.</text:p>
      <text:p text:style-name="Text_20_body"><text:span text:style-name="Strong_20_Emphasis">Note</text:span><text:line-break/>You can return the array with its elements in any order.</text:p>
      <text:p text:style-name="P8">function diffArray(arr1, arr2) {</text:p>
      <text:p text:style-name="P8"><text:s text:c="2"/>var newArr = [];</text:p>
      <text:p text:style-name="P8"><text:s text:c="2"/>// Same, same; but different.</text:p>
      <text:p text:style-name="P3"><text:s text:c="4"/>for (let i=0; i&lt;arr1.length; i++){</text:p>
      <text:p text:style-name="P3"><text:s text:c="4"/>if (arr2.includes(arr1[i])==false) {</text:p>
      <text:p text:style-name="P3"><text:s text:c="6"/>newArr.push(arr1[i]);</text:p>
      <text:p text:style-name="P3"><text:s text:c="6"/>}</text:p>
      <text:p text:style-name="P3"><text:s text:c="4"/>}</text:p>
      <text:p text:style-name="P3"><text:s text:c="4"/>for (let j=0; j&lt;arr2.length; j++){</text:p>
      <text:p text:style-name="P3"><text:s text:c="4"/>if (arr1.includes(arr2[j])==false) {</text:p>
      <text:p text:style-name="P3"><text:s text:c="6"/>newArr.push(arr2[j]);</text:p>
      <text:p text:style-name="P3"><text:soft-page-break/><text:s text:c="7"/>}</text:p>
      <text:p text:style-name="P3"><text:s text:c="6"/>}</text:p>
      <text:p text:style-name="P8"><text:s text:c="4"/>return newArr;</text:p>
      <text:p text:style-name="P8">}</text:p>
      <text:p text:style-name="P8"/>
      <text:p text:style-name="P8">diffArray([1, 2, 3, 5], [1, 2, 3, 4, 5]);</text:p>
      <text:p text:style-name="Standard"/>
      <text:p text:style-name="Standard"/>
      <text:p text:style-name="P9">or :</text:p>
      <text:p text:style-name="P9"><text:s text:c="4"/>function diffArray(arr1, arr2) {</text:p>
      <text:p text:style-name="P9"><text:s text:c="6"/><text:span text:style-name="T1">return arr1</text:span></text:p>
      <text:p text:style-name="P4"><text:s text:c="8"/>.concat(arr2)</text:p>
      <text:p text:style-name="P4"><text:s text:c="8"/>.filter(</text:p>
      <text:p text:style-name="P4"><text:s text:c="12"/>item =&gt; !arr1.includes(item) || !arr2.includes(item)</text:p>
      <text:p text:style-name="P4"><text:s text:c="8"/>)</text:p>
      <text:p text:style-name="P9"><text:s text:c="4"/>}</text:p>
      <text:p text:style-name="Standard"/>
      <text:p text:style-name="Standard"/>
      <text:h text:style-name="Heading_20_2" text:outline-level="2"><text:bookmark-start text:name="__RefHeading___Toc395_615520890"/>Seek and Destroy<text:bookmark-end text:name="__RefHeading___Toc395_615520890"/></text:h>
      <text:p text:style-name="Text_20_body">You will be provided with an initial array (the first argument in the destroyer function), followed by one or more arguments. Remove all elements from the initial array that are of the same value as these arguments.</text:p>
      <text:p text:style-name="Text_20_body"><text:span text:style-name="Strong_20_Emphasis">Note</text:span><text:line-break/>You have to use the <text:span text:style-name="Source_20_Text">arguments</text:span> object.</text:p>
      <text:p text:style-name="Standard">function destroyer(arr) {</text:p>
      <text:p text:style-name="Standard"><text:s text:c="2"/>// Remove all the values</text:p>
      <text:p text:style-name="P2"><text:s text:c="2"/>var args = Array.prototype.slice.call(arguments);</text:p>
      <text:p text:style-name="P2"/>
      <text:p text:style-name="P2"><text:s text:c="2"/>for (var i = 0; i &lt; arr.length; i++) {</text:p>
      <text:p text:style-name="P2"><text:s text:c="4"/>for (var j = 0; j &lt; args.length; j++) {</text:p>
      <text:p text:style-name="P2"><text:s text:c="6"/>if (arr[i] === args[j]) {</text:p>
      <text:p text:style-name="P2"><text:s text:c="8"/>delete arr[i];</text:p>
      <text:p text:style-name="P2"><text:s text:c="6"/>}</text:p>
      <text:p text:style-name="P2"><text:s text:c="4"/>}</text:p>
      <text:p text:style-name="P2"><text:s text:c="2"/>}</text:p>
      <text:p text:style-name="P2"><text:s text:c="2"/>return arr.filter(Boolean);</text:p>
      <text:p text:style-name="Standard">}</text:p>
      <text:p text:style-name="Standard"/>
      <text:p text:style-name="Standard">destroyer([1, 2, 3, 1, 2, 3], 2, 3);</text:p>
      <text:p text:style-name="Standard"/>
      <text:p text:style-name="P10">or: </text:p>
      <text:p text:style-name="P10">function destroyer(arr) {</text:p>
      <text:p text:style-name="P5"><text:s text:c="2"/>var args = Array.from(arguments).slice(1);</text:p>
      <text:p text:style-name="P5"><text:soft-page-break/><text:s text:c="2"/>return arr.filter(function(val) {</text:p>
      <text:p text:style-name="P5"><text:s text:c="4"/>return !args.includes(val);</text:p>
      <text:p text:style-name="P5"><text:s text:c="2"/>});</text:p>
      <text:p text:style-name="P10">}</text:p>
      <text:p text:style-name="Standard"/>
      <text:p text:style-name="Standard"/>
      <text:h text:style-name="Heading_20_2" text:outline-level="2"><text:bookmark-start text:name="__RefHeading___Toc397_615520890"/>Wherefore art thou<text:bookmark-end text:name="__RefHeading___Toc397_615520890"/></text:h>
      <text:p text:style-name="Text_20_body">Make a function that looks through an array of objects (first argument) and returns an array of all objects that have matching name and value pairs (second argument). Each name and value pair of the source object has to be present in the object from the collection if it is to be included in the returned array.</text:p>
      <text:p text:style-name="Text_20_body">For example, if the first argument is <text:span text:style-name="Source_20_Text">[{ first: "Romeo", last: "Montague" }, { first: "Mercutio", last: null }, { first: "Tybalt", last: "Capulet" }]</text:span>, and the second argument is <text:span text:style-name="Source_20_Text">{ last: "Capulet" }</text:span>, then you must return the third object from the array (the first argument), because it contains the name and its value, that was passed on as the second argument.</text:p>
      <text:p text:style-name="Standard">function whatIsInAName(collection, source) {</text:p>
      <text:p text:style-name="Standard"><text:s text:c="2"/>// What's in a name?</text:p>
      <text:p text:style-name="Standard"><text:s text:c="2"/>var arr = [];</text:p>
      <text:p text:style-name="Standard"><text:s text:c="2"/>// Only change code below this line</text:p>
      <text:p text:style-name="P2"><text:s text:c="4"/>var srcKeys = Object.keys(source);</text:p>
      <text:p text:style-name="P2"/>
      <text:p text:style-name="P2"><text:s text:c="2"/>// filter the collection</text:p>
      <text:p text:style-name="P2"><text:s text:c="2"/>return collection.filter(function (obj) {</text:p>
      <text:p text:style-name="P2"><text:s text:c="4"/>for(var i = 0; i &lt; srcKeys.length; i++) {</text:p>
      <text:p text:style-name="P2"><text:s text:c="6"/>if(!obj.hasOwnProperty(srcKeys[i]) || obj[srcKeys[i]] !== source[srcKeys[i]]) {</text:p>
      <text:p text:style-name="P2"><text:s text:c="8"/>return false;</text:p>
      <text:p text:style-name="P2"><text:s text:c="6"/>}</text:p>
      <text:p text:style-name="P2"><text:s text:c="4"/>}</text:p>
      <text:p text:style-name="P2"><text:s text:c="4"/>return true;</text:p>
      <text:p text:style-name="P2"><text:s text:c="2"/>});</text:p>
      <text:p text:style-name="P2"><text:s text:c="2"/></text:p>
      <text:p text:style-name="Standard"><text:s text:c="2"/>// Only change code above this line</text:p>
      <text:p text:style-name="Standard"><text:s text:c="2"/>return arr;</text:p>
      <text:p text:style-name="Standard">}</text:p>
      <text:p text:style-name="Standard"/>
      <text:p text:style-name="Standard">whatIsInAName([{ first: "Romeo", last: "Montague" }, { first: "Mercutio", last: null }, { first: "Tybalt", last: "Capulet" }], { last: "Capulet" });</text:p>
      <text:p text:style-name="Standard"/>
      <text:p text:style-name="Standard"/>
      <text:p text:style-name="P11">or:</text:p>
      <text:p text:style-name="P11">function whatIsInAName(collection, source) {</text:p>
      <text:p text:style-name="P11"><text:s text:c="2"/>// "What's in a name? that which we call a rose</text:p>
      <text:p text:style-name="P11"><text:soft-page-break/><text:s text:c="2"/>// By any other name would smell as sweet.”</text:p>
      <text:p text:style-name="P11"><text:s text:c="2"/>// -- by William Shakespeare, Romeo and Juliet</text:p>
      <text:p text:style-name="P6"><text:s text:c="2"/>var srcKeys = Object.keys(source);</text:p>
      <text:p text:style-name="P6"/>
      <text:p text:style-name="P6"><text:s text:c="2"/>return collection.filter(function (obj) {</text:p>
      <text:p text:style-name="P6"><text:s text:c="4"/>return srcKeys.every(function (key) {</text:p>
      <text:p text:style-name="P6"><text:s text:c="6"/>return obj.hasOwnProperty(key) &amp;&amp; obj[key] === source[key];</text:p>
      <text:p text:style-name="P6"><text:s text:c="4"/>});</text:p>
      <text:p text:style-name="P6"><text:s text:c="2"/>});</text:p>
      <text:p text:style-name="P11">}</text:p>
      <text:p text:style-name="Standard"/>
      <text:p text:style-name="P11">or:</text:p>
      <text:p text:style-name="P11"/>
      <text:p text:style-name="Standard">function whatIsInAName(collection, source) {</text:p>
      <text:p text:style-name="Standard"><text:s text:c="2"/>// "What's in a name? that which we call a rose</text:p>
      <text:p text:style-name="Standard"><text:s text:c="2"/>// By any other name would smell as sweet.”</text:p>
      <text:p text:style-name="Standard"><text:s text:c="2"/>// -- by William Shakespeare, Romeo and Juliet</text:p>
      <text:p text:style-name="P2"><text:s text:c="2"/>var srcKeys = Object.keys(source);</text:p>
      <text:p text:style-name="P2"/>
      <text:p text:style-name="P2"><text:s text:c="2"/>// filter the collection</text:p>
      <text:p text:style-name="P2"><text:s text:c="2"/>return collection.filter(function (obj) {</text:p>
      <text:p text:style-name="P2"><text:s text:c="4"/>return srcKeys</text:p>
      <text:p text:style-name="P2"><text:s text:c="6"/>.map(function(key) {</text:p>
      <text:p text:style-name="P2"><text:s text:c="8"/>return obj.hasOwnProperty(key) &amp;&amp; obj[key] === source[key];</text:p>
      <text:p text:style-name="P2"><text:s text:c="6"/>})</text:p>
      <text:p text:style-name="P2"><text:s text:c="6"/>.reduce(function(a, b) {</text:p>
      <text:p text:style-name="P2"><text:s text:c="8"/>return a &amp;&amp; b;</text:p>
      <text:p text:style-name="P2"><text:s text:c="6"/>});</text:p>
      <text:p text:style-name="P2"><text:s text:c="2"/>});</text:p>
      <text:p text:style-name="Standard">}</text:p>
      <text:p text:style-name="Standard"/>
      <text:p text:style-name="Standard"/>
      <text:h text:style-name="Heading_20_2" text:outline-level="2"><text:bookmark-start text:name="__RefHeading___Toc633_1250153786"/>Spinal Tap Case<text:bookmark-end text:name="__RefHeading___Toc633_1250153786"/></text:h>
      <text:p text:style-name="Text_20_body">Convert a string to spinal case. Spinal case is all-lowercase-words-joined-by-dashes.</text:p>
      <text:p text:style-name="Standard">function spinalCase(str) {</text:p>
      <text:p text:style-name="Standard"><text:s text:c="2"/>// "It's such a fine line between stupid, and clever."</text:p>
      <text:p text:style-name="Standard"><text:s text:c="2"/>// --David St. Hubbins</text:p>
      <text:p text:style-name="Standard"><text:s text:c="2"/>// Create a variable for the white space and underscores.</text:p>
      <text:p text:style-name="P2"><text:s text:c="2"/>var regex = /\s+|_+/g;</text:p>
      <text:p text:style-name="P2"/>
      <text:p text:style-name="P2"><text:s text:c="2"/>// Replace low-upper case to low-space-uppercase</text:p>
      <text:p text:style-name="P2"><text:s text:c="2"/>str = str.replace(/([a-z])([A-Z])/g, '$1 $2');</text:p>
      <text:p text:style-name="P2"/>
      <text:p text:style-name="P2"><text:s text:c="2"/>// Replace space and underscore with -</text:p>
      <text:p text:style-name="P2"><text:soft-page-break/><text:s text:c="2"/>return str.replace(regex, '-').toLowerCase();</text:p>
      <text:p text:style-name="Standard">}</text:p>
      <text:p text:style-name="Standard"/>
      <text:p text:style-name="Standard">spinalCase('This Is Spinal Tap');</text:p>
      <text:p text:style-name="Standard"/>
      <text:p text:style-name="Standard"/>
      <text:p text:style-name="P12">or:</text:p>
      <text:p text:style-name="P12"/>
      <text:p text:style-name="Standard"/>
      <text:p text:style-name="Standard">function spinalCase(str) {</text:p>
      <text:p text:style-name="Standard"><text:s text:c="2"/>// Replace low-upper case to low-space-uppercase</text:p>
      <text:p text:style-name="Standard"><text:s text:c="2"/>str = str.replace(/([a-z])([A-Z])/g, '$1 $2');</text:p>
      <text:p text:style-name="Standard"><text:s text:c="2"/>// Split on whitespace and underscores and join with dash</text:p>
      <text:p text:style-name="Standard"><text:s text:c="2"/>return str.toLowerCase().split(/(?:_| )+/) .join('-');</text:p>
      <text:p text:style-name="Standard">}</text:p>
      <text:p text:style-name="Standard"/>
      <text:p text:style-name="P12">or:</text:p>
      <text:p text:style-name="P12"/>
      <text:p text:style-name="Standard">function spinalCase(str) {</text:p>
      <text:p text:style-name="Standard"><text:s text:c="2"/>// "It's such a fine line between stupid, and clever."</text:p>
      <text:p text:style-name="Standard"><text:s text:c="2"/>// --David St. Hubbins</text:p>
      <text:p text:style-name="Standard"/>
      <text:p text:style-name="Standard"><text:s text:c="2"/>return str.split(/\s|_|(?=[A-Z])/).join('-').toLowerCase()</text:p>
      <text:p text:style-name="Standard">}</text:p>
      <text:p text:style-name="Standard"/>
      <text:p text:style-name="Standard"/>
      <text:h text:style-name="Heading_20_2" text:outline-level="2"><text:bookmark-start text:name="__RefHeading___Toc635_1250153786"/>Pig Latin<text:bookmark-end text:name="__RefHeading___Toc635_1250153786"/></text:h>
      <text:p text:style-name="Text_20_body">Translate the provided string to pig latin.</text:p>
      <text:p text:style-name="Text_20_body"><text:a xlink:type="simple" xlink:href="http://en.wikipedia.org/wiki/Pig_Latin" office:target-frame-name="_blank" xlink:show="new" text:style-name="Internet_20_link" text:visited-style-name="Visited_20_Internet_20_Link">Pig Latin</text:a> takes the first consonant (or consonant cluster) of an English word, moves it to the end of the word and suffixes an "ay".</text:p>
      <text:p text:style-name="Text_20_body">If a word begins with a vowel you just add "way" to the end.</text:p>
      <text:p text:style-name="Text_20_body">Input strings are guaranteed to be English words in all lowercase.</text:p>
      <text:p text:style-name="Standard">function translatePigLatin(str) {</text:p>
      <text:p text:style-name="Standard"><text:s/><text:span text:style-name="T1"><text:s/>// Create variables to be used</text:span></text:p>
      <text:p text:style-name="P2"><text:s text:c="2"/>var pigLatin = '';</text:p>
      <text:p text:style-name="P2"><text:s text:c="2"/>var regex = /[aeiou]/gi;</text:p>
      <text:p text:style-name="P2"/>
      <text:p text:style-name="P2"><text:s text:c="2"/>// Check if the first character is a vowel</text:p>
      <text:p text:style-name="P2"><text:s text:c="2"/>if (str[0].match(regex)) {</text:p>
      <text:p text:style-name="P2"><text:s text:c="4"/>pigLatin = str + 'way';</text:p>
      <text:p text:style-name="P2"/>
      <text:p text:style-name="P2"><text:s text:c="2"/>} else if(str.match(regex) === null) {</text:p>
      <text:p text:style-name="P2"><text:soft-page-break/><text:s text:c="4"/>// Check if the string contains only consonants</text:p>
      <text:p text:style-name="P2"><text:s text:c="4"/>pigLatin = str + 'ay';</text:p>
      <text:p text:style-name="P2"><text:s text:c="2"/>} else {</text:p>
      <text:p text:style-name="P2"/>
      <text:p text:style-name="P2"><text:s text:c="4"/>// Find how many consonants before the first vowel.</text:p>
      <text:p text:style-name="P2"><text:s text:c="4"/>var vowelIndice = str.indexOf(str.match(regex)[0]);</text:p>
      <text:p text:style-name="P2"/>
      <text:p text:style-name="P2"><text:s text:c="4"/>// Take the string from the first vowel to the last char</text:p>
      <text:p text:style-name="P2"><text:s text:c="4"/>// then add the consonants that were previously omitted and add the ending.</text:p>
      <text:p text:style-name="P2"><text:s text:c="4"/>pigLatin = str.substr(vowelIndice) + str.substr(0, vowelIndice) + 'ay';</text:p>
      <text:p text:style-name="P2"><text:s text:c="2"/>}</text:p>
      <text:p text:style-name="P2"/>
      <text:p text:style-name="P2"><text:s text:c="2"/>return pigLatin;</text:p>
      <text:p text:style-name="Standard">}</text:p>
      <text:p text:style-name="Standard"/>
      <text:p text:style-name="Standard">translatePigLatin("consonant");</text:p>
      <text:p text:style-name="Standard"/>
      <text:p text:style-name="Standard"/>
      <text:p text:style-name="P13">or:</text:p>
      <text:p text:style-name="P13">function translatePigLatin(str) {</text:p>
      <text:p text:style-name="P13"><text:s text:c="2"/>function check(obj) {</text:p>
      <text:p text:style-name="P13"><text:s text:c="6"/>return ['a','i','u','e','o'].indexOf(str.charAt(obj)) == -1 ? check(obj + 1) : obj;</text:p>
      <text:p text:style-name="P13"><text:s text:c="2"/>}</text:p>
      <text:p text:style-name="P13"/>
      <text:p text:style-name="P13"><text:s text:c="2"/>return str.substr(check(0)).concat((check(0) === 0 ? 'w' : str.substr(0, check(0))) + 'ay');</text:p>
      <text:p text:style-name="P13">}</text:p>
      <text:p text:style-name="Standard"/>
      <text:p text:style-name="P13">or:</text:p>
      <text:p text:style-name="P13">function translatePigLatin(str) {</text:p>
      <text:p text:style-name="P13"><text:s text:c="4"/>var strArr = [];</text:p>
      <text:p text:style-name="P13"><text:s text:c="4"/>var tmpChar;</text:p>
      <text:p text:style-name="P13"/>
      <text:p text:style-name="P13"><text:s text:c="4"/>// check if the char is consonant using RegEx</text:p>
      <text:p text:style-name="P13"><text:s text:c="4"/>function isConsonant(char) {</text:p>
      <text:p text:style-name="P13"><text:s text:c="8"/>return !/[aeiou]/.test(char);</text:p>
      <text:p text:style-name="P13"><text:s text:c="4"/>}</text:p>
      <text:p text:style-name="P13"/>
      <text:p text:style-name="P13"><text:s text:c="4"/>// return initial str + "way" if it starts with vowel</text:p>
      <text:p text:style-name="P13"><text:s text:c="4"/>// if not - convert str to array</text:p>
      <text:p text:style-name="P13"><text:s text:c="4"/>if (!isConsonant(str.charAt(0)))</text:p>
      <text:p text:style-name="P13"><text:s text:c="8"/>return str + "way";</text:p>
      <text:p text:style-name="P13"><text:s text:c="4"/>else</text:p>
      <text:p text:style-name="P13"><text:s text:c="8"/>strArr = str.split("");</text:p>
      <text:p text:style-name="P13"/>
      <text:p text:style-name="P13"><text:s text:c="4"/>// push all consonats to the end of the array</text:p>
      <text:p text:style-name="P13"><text:s text:c="4"/>while (isConsonant(strArr[0])) {</text:p>
      <text:p text:style-name="P13"><text:s text:c="8"/>tmpChar = strArr.shift();</text:p>
      <text:p text:style-name="P13"><text:soft-page-break/><text:s text:c="8"/>strArr.push(tmpChar);</text:p>
      <text:p text:style-name="P13"><text:s text:c="4"/>}</text:p>
      <text:p text:style-name="P13"><text:s/>// convert array to string and concatenate "ay" at the end <text:s/></text:p>
      <text:p text:style-name="P13"><text:s/>return strArr.join("")+"ay";</text:p>
      <text:p text:style-name="P13">}</text:p>
      <text:p text:style-name="Standard"/>
      <text:p text:style-name="Standard"/>
      <text:h text:style-name="Heading_20_2" text:outline-level="2"><text:bookmark-start text:name="__RefHeading___Toc1218_158707331"/>Search and Replace<text:bookmark-end text:name="__RefHeading___Toc1218_158707331"/></text:h>
      <text:p text:style-name="Text_20_body">Perform a search and replace on the sentence using the arguments provided and return the new sentence.</text:p>
      <text:p text:style-name="Text_20_body">First argument is the sentence to perform the search and replace on.</text:p>
      <text:p text:style-name="Text_20_body">Second argument is the word that you will be replacing (before).</text:p>
      <text:p text:style-name="Text_20_body">Third argument is what you will be replacing the second argument with (after).</text:p>
      <text:p text:style-name="Text_20_body"><text:span text:style-name="Strong_20_Emphasis">Note</text:span><text:line-break/>Preserve the case of the first character in the original word when you are replacing it. For example if you mean to replace the word "Book" with the word "dog", it should be replaced as "Dog"</text:p>
      <text:p text:style-name="Standard"/>
      <text:p text:style-name="Standard">function myReplace(str, before, after) {</text:p>
      <text:p text:style-name="Standard"><text:s text:c="2"/>// Find index where before is on string</text:p>
      <text:p text:style-name="P2"><text:s text:c="2"/>var index = str.indexOf(before);</text:p>
      <text:p text:style-name="P2"><text:s text:c="2"/>// Check to see if the first letter is uppercase or not</text:p>
      <text:p text:style-name="P2"><text:s text:c="2"/>if (str[index] === str[index].toUpperCase()) {</text:p>
      <text:p text:style-name="P2"><text:s text:c="4"/>// Change the after word to be capitalized before we use it.</text:p>
      <text:p text:style-name="P2"><text:s text:c="4"/>after = after.charAt(0).toUpperCase() + after.slice(1);</text:p>
      <text:p text:style-name="P2"><text:s text:c="2"/>}</text:p>
      <text:p text:style-name="P2"><text:s text:c="2"/>// Now replace the original str with the edited one.</text:p>
      <text:p text:style-name="P2"><text:s text:c="2"/>str = str.replace(before, after);</text:p>
      <text:p text:style-name="P2"/>
      <text:p text:style-name="P2"><text:s text:c="2"/>return str;</text:p>
      <text:p text:style-name="Standard">}</text:p>
      <text:p text:style-name="Standard"/>
      <text:p text:style-name="Standard">// test here</text:p>
      <text:p text:style-name="Standard">myReplace("A quick brown fox jumped over the lazy dog", "jumped", "leaped");</text:p>
      <text:p text:style-name="Standard"/>
      <text:p text:style-name="Standard"/>
      <text:p text:style-name="P14">or:</text:p>
      <text:p text:style-name="P14">function myReplace(str, before, after) {</text:p>
      <text:p text:style-name="P14">//Create a regular expression object</text:p>
      <text:p text:style-name="P14"><text:s text:c="2"/>var re = new RegExp(before,"gi");</text:p>
      <text:p text:style-name="P14">//Check whether the first letter is uppercase or not</text:p>
      <text:p text:style-name="P14"><text:s text:c="2"/>if(/[A-Z]/.test(before[0])){</text:p>
      <text:p text:style-name="P14"><text:soft-page-break/><text:s text:c="2"/>//Change the word to be capitalized</text:p>
      <text:p text:style-name="P14"><text:s text:c="4"/>after = after.charAt(0).toUpperCase()+after.slice(1);</text:p>
      <text:p text:style-name="P14"><text:s text:c="5"/>}</text:p>
      <text:p text:style-name="P14"><text:s text:c="5"/>//Replace the original word with new one</text:p>
      <text:p text:style-name="P14"><text:s text:c="2"/>var <text:s/>newStr = <text:s/>str.replace(re,after);</text:p>
      <text:p text:style-name="P14"/>
      <text:p text:style-name="P14"><text:s/>return newStr;</text:p>
      <text:p text:style-name="P14">}</text:p>
      <text:p text:style-name="Standard"/>
      <text:p text:style-name="P14">or:</text:p>
      <text:p text:style-name="P14">function myReplace(str, before, after) {</text:p>
      <text:p text:style-name="P14"/>
      <text:p text:style-name="P14"><text:s text:c="4"/>// create a function that will change the casing of any number of letter in parameter "target"</text:p>
      <text:p text:style-name="P14"><text:s text:c="4"/>// matching parameter "source"</text:p>
      <text:p text:style-name="P14"><text:s text:c="4"/>function applyCasing(source, target) {</text:p>
      <text:p text:style-name="P14"><text:s text:c="8"/>// split the source and target strings to array of letters</text:p>
      <text:p text:style-name="P14"><text:s text:c="8"/>var targetArr = target.split("");</text:p>
      <text:p text:style-name="P14"><text:s text:c="8"/>var sourceArr = source.split("");</text:p>
      <text:p text:style-name="P14"><text:s text:c="8"/>// iterate through all the items of sourceArr and targetArr arrays till loop hits the end of shortest array</text:p>
      <text:p text:style-name="P14"><text:s text:c="8"/>for (var i = 0; i &lt; Math.min(targetArr.length, sourceArr.length); i++){</text:p>
      <text:p text:style-name="P14"><text:s text:c="12"/>// find out the casing of every letter from sourceArr using regular expression</text:p>
      <text:p text:style-name="P14"><text:s text:c="12"/>// if sourceArr[i] is upper case then convert targetArr[i] to upper case</text:p>
      <text:p text:style-name="P14"><text:s text:c="12"/>if (/[A-Z]/.test(sourceArr[i])) {</text:p>
      <text:p text:style-name="P14"><text:s text:c="16"/>targetArr[i] = targetArr[i].toUpperCase();</text:p>
      <text:p text:style-name="P14"><text:s text:c="12"/>}</text:p>
      <text:p text:style-name="P14"><text:s text:c="12"/>// if sourceArr[i] is not upper case then convert targetArr[i] to lower case</text:p>
      <text:p text:style-name="P14"><text:s text:c="12"/>else targetArr[i] = targetArr[i].toLowerCase();</text:p>
      <text:p text:style-name="P14"><text:s text:c="8"/>}</text:p>
      <text:p text:style-name="P14"><text:s text:c="8"/>// join modified targetArr to string and return</text:p>
      <text:p text:style-name="P14"><text:s text:c="8"/>return (targetArr.join(""));</text:p>
      <text:p text:style-name="P14"><text:s text:c="4"/>}</text:p>
      <text:p text:style-name="P14"/>
      <text:p text:style-name="P14"><text:s text:c="4"/>// replace "before" with "after" with "before"-casing</text:p>
      <text:p text:style-name="P14"><text:s text:c="4"/>return str.replace(before, applyCasing(before, after));</text:p>
      <text:p text:style-name="P14">}</text:p>
      <text:p text:style-name="Standard"/>
      <text:p text:style-name="Standard"/>
      <text:h text:style-name="Heading_20_2" text:outline-level="2"><text:bookmark-start text:name="__RefHeading___Toc1220_158707331"/>DNA Pairing<text:bookmark-end text:name="__RefHeading___Toc1220_158707331"/></text:h>
      <text:p text:style-name="Text_20_body">The DNA strand is missing the pairing element. Take each character, get its pair, and return the results as a 2d array.</text:p>
      <text:p text:style-name="Text_20_body"><text:a xlink:type="simple" xlink:href="http://en.wikipedia.org/wiki/Base_pair" office:target-frame-name="_blank" xlink:show="new" text:style-name="Internet_20_link" text:visited-style-name="Visited_20_Internet_20_Link">Base pairs</text:a> are a pair of AT and CG. Match the missing element to the provided character.</text:p>
      <text:p text:style-name="Text_20_body">Return the provided character as the first element in each array.</text:p>
      <text:p text:style-name="Text_20_body"><text:soft-page-break/>For example, for the input GCG, return [["G", "C"], ["C","G"],["G", "C"]]</text:p>
      <text:p text:style-name="Text_20_body">The character and its pair are paired up in an array, and all the arrays are grouped into one encapsulating array.</text:p>
      <text:p text:style-name="Standard">function pairElement(str) {</text:p>
      <text:p text:style-name="Standard"><text:s text:c="3"/>// Return each strand as an array of two elements, the original and the pair.</text:p>
      <text:p text:style-name="Standard"><text:s text:c="6"/><text:span text:style-name="T1">var paired = [];</text:span></text:p>
      <text:p text:style-name="P2"/>
      <text:p text:style-name="P2"><text:s text:c="6"/>// Function to check with strand to pair.</text:p>
      <text:p text:style-name="P2"><text:s text:c="6"/>var search = function(char) {</text:p>
      <text:p text:style-name="P2"><text:s text:c="8"/>switch (char) {</text:p>
      <text:p text:style-name="P2"><text:s text:c="10"/>case 'A':</text:p>
      <text:p text:style-name="P2"><text:s text:c="12"/>paired.push(['A', 'T']);</text:p>
      <text:p text:style-name="P2"><text:s text:c="12"/>break;</text:p>
      <text:p text:style-name="P2"><text:s text:c="10"/>case 'T':</text:p>
      <text:p text:style-name="P2"><text:s text:c="12"/>paired.push(['T', 'A']);</text:p>
      <text:p text:style-name="P2"><text:s text:c="12"/>break;</text:p>
      <text:p text:style-name="P2"><text:s text:c="10"/>case 'C':</text:p>
      <text:p text:style-name="P2"><text:s text:c="12"/>paired.push(['C', 'G']);</text:p>
      <text:p text:style-name="P2"><text:s text:c="12"/>break;</text:p>
      <text:p text:style-name="P2"><text:s text:c="10"/>case 'G':</text:p>
      <text:p text:style-name="P2"><text:s text:c="12"/>paired.push(['G', 'C']);</text:p>
      <text:p text:style-name="P2"><text:s text:c="12"/>break;</text:p>
      <text:p text:style-name="P2"><text:s text:c="8"/>}</text:p>
      <text:p text:style-name="P2"><text:s text:c="6"/>};</text:p>
      <text:p text:style-name="P2"/>
      <text:p text:style-name="P2"><text:s text:c="6"/>// Loops through the input and pair.</text:p>
      <text:p text:style-name="P2"><text:s text:c="6"/>for (var i = 0; i &lt; str.length; i++) {</text:p>
      <text:p text:style-name="P2"><text:s text:c="8"/>search(str[i]);</text:p>
      <text:p text:style-name="P2"><text:s text:c="6"/>}</text:p>
      <text:p text:style-name="P2"/>
      <text:p text:style-name="P2"><text:s text:c="6"/>return paired;</text:p>
      <text:p text:style-name="Standard">}</text:p>
      <text:p text:style-name="Standard"/>
      <text:p text:style-name="Standard">pairElement("GCG");</text:p>
      <text:p text:style-name="Standard"/>
      <text:p text:style-name="Standard"/>
      <text:p text:style-name="P15">or:</text:p>
      <text:p text:style-name="P15"/>
      <text:p text:style-name="Standard">function pairElement(str) {</text:p>
      <text:p text:style-name="Standard"><text:s text:c="4"/>//create object for pair lookup</text:p>
      <text:p text:style-name="Standard"><text:s text:c="4"/>var pairs = {</text:p>
      <text:p text:style-name="Standard"><text:s text:c="6"/>"A": "T",</text:p>
      <text:p text:style-name="Standard"><text:s text:c="6"/>"T": "A",</text:p>
      <text:p text:style-name="Standard"><text:s text:c="6"/>"C": "G",</text:p>
      <text:p text:style-name="Standard"><text:s text:c="6"/>"G": "C"</text:p>
      <text:p text:style-name="Standard"><text:soft-page-break/><text:s text:c="4"/>}</text:p>
      <text:p text:style-name="Standard"><text:s text:c="4"/>//split string into array of characters</text:p>
      <text:p text:style-name="Standard"><text:s text:c="4"/>var arr = str.split("");</text:p>
      <text:p text:style-name="Standard"><text:s text:c="4"/>//map character to array of character and matching pair</text:p>
      <text:p text:style-name="Standard"><text:s text:c="4"/>return arr.map(x =&gt; [x,pairs[x]]);</text:p>
      <text:p text:style-name="Standard"><text:s text:c="2"/>}</text:p>
      <text:p text:style-name="Standard"/>
      <text:p text:style-name="Standard"><text:s text:c="2"/>//test here</text:p>
      <text:p text:style-name="Standard"><text:s text:c="2"/>pairElement("GCG");</text:p>
      <text:p text:style-name="Standard"/>
      <text:p text:style-name="Standard"/>
      <text:p text:style-name="Standard"/>
      <text:h text:style-name="Heading_20_2" text:outline-level="2"><text:bookmark-start text:name="__RefHeading___Toc1222_158707331"/>Missing letters<text:bookmark-end text:name="__RefHeading___Toc1222_158707331"/></text:h>
      <text:p text:style-name="Text_20_body">Find the missing letter in the passed letter range and return it.</text:p>
      <text:p text:style-name="Text_20_body">If all letters are present in the range, return undefined.</text:p>
      <text:p text:style-name="Standard">function fearNotLetter(str) {</text:p>
      <text:p text:style-name="P2"><text:s text:c="3"/>for(var i = 0; i &lt; str.length; i++) {</text:p>
      <text:p text:style-name="P2"><text:s text:c="4"/>/* code of current character */</text:p>
      <text:p text:style-name="P2"><text:s text:c="4"/>var code = str.charCodeAt(i);</text:p>
      <text:p text:style-name="P2"/>
      <text:p text:style-name="P2"><text:s text:c="4"/>/* if code of current character is not equal to first character + no of iteration</text:p>
      <text:p text:style-name="P2"><text:s text:c="4"/>hence character has been escaped */</text:p>
      <text:p text:style-name="P2"><text:s text:c="4"/>if (code !== str.charCodeAt(0) + i) {</text:p>
      <text:p text:style-name="P2"/>
      <text:p text:style-name="P2"><text:s text:c="6"/>/* if current character has escaped one character find previous char and return */</text:p>
      <text:p text:style-name="P2"><text:s text:c="6"/>return String.fromCharCode(code - 1);</text:p>
      <text:p text:style-name="P2"><text:s text:c="4"/>} <text:s/></text:p>
      <text:p text:style-name="P2"><text:s text:c="2"/>}</text:p>
      <text:p text:style-name="P2"><text:s text:c="2"/>return undefined;</text:p>
      <text:p text:style-name="Standard">}</text:p>
      <text:p text:style-name="Standard"/>
      <text:p text:style-name="Standard">fearNotLetter("abce");</text:p>
      <text:p text:style-name="Standard"/>
      <text:p text:style-name="Standard"/>
      <text:p text:style-name="P16">or:</text:p>
      <text:p text:style-name="P16"/>
      <text:p text:style-name="Standard">function fearNotLetter(str) {</text:p>
      <text:p text:style-name="Standard"><text:s text:c="2"/>var compare = str.charCodeAt(0), missing;</text:p>
      <text:p text:style-name="Standard"/>
      <text:p text:style-name="Standard"><text:s text:c="2"/>str.split('').map(function(letter,index) {</text:p>
      <text:p text:style-name="Standard"><text:s text:c="4"/>if (str.charCodeAt(index) == compare) {</text:p>
      <text:p text:style-name="Standard"><text:s text:c="6"/>++compare;</text:p>
      <text:p text:style-name="Standard"><text:s text:c="4"/>} else {</text:p>
      <text:p text:style-name="Standard"><text:s text:c="6"/>missing = String.fromCharCode(compare);</text:p>
      <text:p text:style-name="Standard"><text:soft-page-break/><text:s text:c="4"/>}</text:p>
      <text:p text:style-name="Standard"><text:s text:c="2"/>});</text:p>
      <text:p text:style-name="Standard"/>
      <text:p text:style-name="Standard"><text:s text:c="2"/>return missing;</text:p>
      <text:p text:style-name="Standard">}</text:p>
      <text:p text:style-name="Standard"/>
      <text:p text:style-name="P17">or:</text:p>
      <text:p text:style-name="P17">function fearNotLetter(str) {</text:p>
      <text:p text:style-name="P17"><text:s text:c="2"/>for (let i = 1; i &lt; str.length; ++i) {</text:p>
      <text:p text:style-name="P17"><text:s text:c="4"/>if (str.charCodeAt(i) - str.charCodeAt(i-1) &gt; 1) {</text:p>
      <text:p text:style-name="P17"><text:s text:c="6"/>return String.fromCharCode(str.charCodeAt(i - 1) + 1);</text:p>
      <text:p text:style-name="P17"><text:s text:c="4"/>}</text:p>
      <text:p text:style-name="P17"><text:s text:c="2"/>}</text:p>
      <text:p text:style-name="P17">}</text:p>
      <text:p text:style-name="Standard"/>
      <text:p text:style-name="Standard"/>
      <text:h text:style-name="Heading_20_2" text:outline-level="2"><text:bookmark-start text:name="__RefHeading___Toc1249_4188632738"/>Sorted Union<text:bookmark-end text:name="__RefHeading___Toc1249_4188632738"/></text:h>
      <text:p text:style-name="Text_20_body">Write a function that takes two or more arrays and returns a new array of unique values in the order of the original provided arrays.</text:p>
      <text:p text:style-name="Text_20_body">In other words, all values present from all arrays should be included in their original order, but with no duplicates in the final array.</text:p>
      <text:p text:style-name="Text_20_body">The unique numbers should be sorted by their original order, but the final array should not be sorted in numerical order.</text:p>
      <text:p text:style-name="Text_20_body">Check the assertion tests for examples.</text:p>
      <text:p text:style-name="Standard">function uniteUnique(arr) {</text:p>
      <text:p text:style-name="Standard"><text:s text:c="2"/>// Creates an empty array to store our final result.</text:p>
      <text:p text:style-name="P2"><text:s text:c="2"/>var finalArray = [];</text:p>
      <text:p text:style-name="P2"/>
      <text:p text:style-name="P2"><text:s text:c="2"/>// Loop through the arguments object to truly made the program work with two or more arrays</text:p>
      <text:p text:style-name="P2"><text:s text:c="2"/>// instead of 3.</text:p>
      <text:p text:style-name="P2"><text:s text:c="2"/>for (var i = 0; i &lt; arguments.length; i++) {</text:p>
      <text:p text:style-name="P2"><text:s text:c="4"/>var arrayArguments = arguments[i];</text:p>
      <text:p text:style-name="P2"/>
      <text:p text:style-name="P2"><text:s text:c="4"/>// Loops through the array at hand</text:p>
      <text:p text:style-name="P2"><text:s text:c="4"/>for (var j = 0; j &lt; arrayArguments.length; j++) {</text:p>
      <text:p text:style-name="P2"><text:s text:c="6"/>var indexValue = arrayArguments[j];</text:p>
      <text:p text:style-name="P2"/>
      <text:p text:style-name="P2"><text:s text:c="6"/>// Checks if the value is already on the final array.</text:p>
      <text:p text:style-name="P2"><text:s text:c="6"/>if (finalArray.indexOf(indexValue) &lt; 0) {</text:p>
      <text:p text:style-name="P2"><text:s text:c="8"/>finalArray.push(indexValue);</text:p>
      <text:p text:style-name="P2"><text:s text:c="6"/>}</text:p>
      <text:p text:style-name="P2"><text:s text:c="4"/>}</text:p>
      <text:p text:style-name="P2"><text:soft-page-break/><text:s text:c="2"/>}</text:p>
      <text:p text:style-name="P2"/>
      <text:p text:style-name="P2"><text:s text:c="2"/>return finalArray;</text:p>
      <text:p text:style-name="Standard">}</text:p>
      <text:p text:style-name="Standard"/>
      <text:p text:style-name="Standard">uniteUnique([1, 3, 2], [5, 2, 1, 4], [2, 1]);</text:p>
      <text:p text:style-name="Standard"/>
      <text:p text:style-name="P19">or:</text:p>
      <text:p text:style-name="P20"/>
      <text:p text:style-name="Standard">function uniteUnique(arr) {</text:p>
      <text:p text:style-name="Standard"><text:s text:c="2"/><text:span text:style-name="T1">var args = [...arguments];</text:span></text:p>
      <text:p text:style-name="P2"><text:s text:c="2"/>var result = [];</text:p>
      <text:p text:style-name="P2"><text:s text:c="2"/>for(var i = 0; i &lt; args.length; i++) {</text:p>
      <text:p text:style-name="P2"><text:s text:c="4"/>for(var j = 0; j &lt; args[i].length; j++) {</text:p>
      <text:p text:style-name="P2"><text:s text:c="7"/>if(!result.includes(args[i][j])) {</text:p>
      <text:p text:style-name="P2"><text:s text:c="8"/>result.push(args[i][j]);</text:p>
      <text:p text:style-name="P2"><text:s text:c="6"/>}</text:p>
      <text:p text:style-name="P2"><text:s text:c="4"/>}</text:p>
      <text:p text:style-name="P2"><text:s text:c="2"/>}</text:p>
      <text:p text:style-name="P2"><text:s text:c="2"/>return result;</text:p>
      <text:p text:style-name="Standard">}</text:p>
      <text:p text:style-name="Standard"/>
      <text:p text:style-name="Standard">function uniteUnique(arr1, arr2, arr3) {</text:p>
      <text:p text:style-name="P2"><text:s/>var newArr;</text:p>
      <text:p text:style-name="P2"><text:s/>//Convert the arguments object into an array</text:p>
      <text:p text:style-name="P2"><text:s text:c="2"/>var args = Array.prototype.slice.call(arguments);</text:p>
      <text:p text:style-name="P2"><text:s text:c="2"/>//Use reduce function to flatten the array</text:p>
      <text:p text:style-name="P2"><text:s text:c="2"/>newArr = args.reduce(function(arrA,arrB){</text:p>
      <text:p text:style-name="P2"><text:s text:c="2"/>//Apply filter to remove the duplicate elements in the array</text:p>
      <text:p text:style-name="P2"><text:s text:c="4"/>return arrA.concat(arrB.filter(function(i){</text:p>
      <text:p text:style-name="P2"><text:s text:c="6"/>return arrA.indexOf(i) === -1;</text:p>
      <text:p text:style-name="P2"><text:s text:c="4"/>}));</text:p>
      <text:p text:style-name="P2"><text:s text:c="2"/>});</text:p>
      <text:p text:style-name="P2"/>
      <text:p text:style-name="P2"><text:s text:c="3"/>return newArr; <text:s text:c="19"/></text:p>
      <text:p text:style-name="Standard">}</text:p>
      <text:p text:style-name="Standard"/>
      <text:p text:style-name="Standard"/>
      <text:h text:style-name="Heading_20_2" text:outline-level="2"><text:bookmark-start text:name="__RefHeading___Toc1311_4188632738"/>Convert HTML Entities<text:bookmark-end text:name="__RefHeading___Toc1311_4188632738"/></text:h>
      <text:p text:style-name="Text_20_body">Convert the characters <text:span text:style-name="Source_20_Text">&amp;</text:span>, <text:span text:style-name="Source_20_Text">&lt;</text:span>, <text:span text:style-name="Source_20_Text">&gt;</text:span>, <text:span text:style-name="Source_20_Text">"</text:span> (double quote), and <text:span text:style-name="Source_20_Text">'</text:span> (apostrophe), in a string to their corresponding HTML entities.</text:p>
      <text:p text:style-name="Standard">function convertHTML(str) {</text:p>
      <text:p text:style-name="Standard">// Split by character to avoid problems.</text:p>
      <text:p text:style-name="Standard"/>
      <text:p text:style-name="Standard"><text:soft-page-break/><text:s text:c="6"/><text:span text:style-name="T1">var temp = str.split('');</text:span></text:p>
      <text:p text:style-name="P2"/>
      <text:p text:style-name="P2"><text:s text:c="6"/>// Since we are only checking for a few HTML elements I used a switch</text:p>
      <text:p text:style-name="P2"/>
      <text:p text:style-name="P2"><text:s text:c="6"/>for (var i = 0; i &lt; temp.length; i++) {</text:p>
      <text:p text:style-name="P2"><text:s text:c="8"/>switch (temp[i]) {</text:p>
      <text:p text:style-name="P2"><text:s text:c="10"/>case '&lt;':</text:p>
      <text:p text:style-name="P2"><text:s text:c="12"/>temp[i] = '&amp;lt;';</text:p>
      <text:p text:style-name="P2"><text:s text:c="12"/>break;</text:p>
      <text:p text:style-name="P2"><text:s text:c="10"/>case '&amp;':</text:p>
      <text:p text:style-name="P2"><text:s text:c="12"/>temp[i] = '&amp;amp;';</text:p>
      <text:p text:style-name="P2"><text:s text:c="12"/>break;</text:p>
      <text:p text:style-name="P2"><text:s text:c="10"/>case '&gt;':</text:p>
      <text:p text:style-name="P2"><text:s text:c="12"/>temp[i] = '&amp;gt;';</text:p>
      <text:p text:style-name="P2"><text:s text:c="12"/>break;</text:p>
      <text:p text:style-name="P2"><text:s text:c="10"/>case '"':</text:p>
      <text:p text:style-name="P2"><text:s text:c="12"/>temp[i] = '&amp;quot;';</text:p>
      <text:p text:style-name="P2"><text:s text:c="12"/>break;</text:p>
      <text:p text:style-name="P2"><text:s text:c="10"/>case "'":</text:p>
      <text:p text:style-name="P2"><text:s text:c="12"/>temp[i] = "&amp;apos;";</text:p>
      <text:p text:style-name="P2"><text:s text:c="12"/>break;</text:p>
      <text:p text:style-name="P2"><text:s text:c="8"/>}</text:p>
      <text:p text:style-name="P2"><text:s text:c="6"/>}</text:p>
      <text:p text:style-name="P2"/>
      <text:p text:style-name="P2"><text:s text:c="6"/>temp = temp.join('');</text:p>
      <text:p text:style-name="P2"><text:s text:c="6"/>return temp;</text:p>
      <text:p text:style-name="Standard">}</text:p>
      <text:p text:style-name="Standard"/>
      <text:p text:style-name="Standard">convertHTML("Dolce &amp; Gabbana");</text:p>
      <text:p text:style-name="Standard"/>
      <text:p text:style-name="Standard"/>
      <text:p text:style-name="P21">or:</text:p>
      <text:p text:style-name="Standard">function convertHTML(str) {</text:p>
      <text:p text:style-name="Standard">//Chaining of replace method with different arguments</text:p>
      <text:p text:style-name="Standard"><text:s text:c="2"/>str = str.replace(/&amp;/g,'&amp;amp;').replace(/&lt;/g,'&amp;lt;').replace(/&gt;/g,'&amp;gt;').replace(/"/g,'&amp;quot;').replace(/'/g,"&amp;apos;");</text:p>
      <text:p text:style-name="Standard">return str;</text:p>
      <text:p text:style-name="Standard">}</text:p>
      <text:p text:style-name="Standard"/>
      <text:p text:style-name="P21">or:</text:p>
      <text:p text:style-name="Standard">function convertHTML(str) {</text:p>
      <text:p text:style-name="Standard"><text:s text:c="6"/>// Use Object Lookup to declare as many HTML entities as needed.</text:p>
      <text:p text:style-name="Standard"><text:s text:c="6"/>htmlEntities={</text:p>
      <text:p text:style-name="Standard"><text:s text:c="8"/>'&amp;':'&amp;amp;',</text:p>
      <text:p text:style-name="Standard"><text:s text:c="8"/>'&lt;':'&amp;lt;',</text:p>
      <text:p text:style-name="Standard"><text:s text:c="8"/>'&gt;':'&amp;gt;',</text:p>
      <text:p text:style-name="Standard"><text:s text:c="8"/>'"':'&amp;quot;',</text:p>
      <text:p text:style-name="Standard"><text:soft-page-break/><text:s text:c="8"/>'\'':"&amp;apos;"</text:p>
      <text:p text:style-name="Standard"><text:s text:c="6"/>};</text:p>
      <text:p text:style-name="Standard"><text:s text:c="6"/>//Use map function to return a filtered str with all entities changed automatically.</text:p>
      <text:p text:style-name="Standard"><text:s text:c="6"/>return str.split('').map(entity =&gt; htmlEntities[entity] || entity).join('');</text:p>
      <text:p text:style-name="Standard"><text:s text:c="4"/>}</text:p>
      <text:p text:style-name="Standard"/>
      <text:p text:style-name="Standard"/>
      <text:h text:style-name="Heading_20_2" text:outline-level="2"><text:bookmark-start text:name="__RefHeading___Toc1313_4188632738"/>Sum All Odd Fibonacci Numbers<text:bookmark-end text:name="__RefHeading___Toc1313_4188632738"/></text:h>
      <text:p text:style-name="Text_20_body">Given a positive integer <text:span text:style-name="Source_20_Text">num</text:span>, return the sum of all odd Fibonacci numbers that are less than or equal to <text:span text:style-name="Source_20_Text">num</text:span>.</text:p>
      <text:p text:style-name="Text_20_body">The first two numbers in the Fibonacci sequence are 1 and 1. Every additional number in the sequence is the sum of the two previous numbers. The first six numbers of the Fibonacci sequence are 1, 1, 2, 3, 5 and 8.</text:p>
      <text:p text:style-name="Text_20_body">For example, <text:span text:style-name="Source_20_Text">sumFibs(10)</text:span> should return <text:span text:style-name="Source_20_Text">10</text:span> because all odd Fibonacci numbers less than or equal to <text:span text:style-name="Source_20_Text">10</text:span> are 1, 1, 3, and 5.</text:p>
      <text:p text:style-name="Standard">function sumFibs(num) {</text:p>
      <text:p text:style-name="P2"><text:s text:c="4"/>var prevNumber = 0;</text:p>
      <text:p text:style-name="P2"><text:s text:c="4"/>var currNumber = 1;</text:p>
      <text:p text:style-name="P2"><text:s text:c="4"/>var result = 0;</text:p>
      <text:p text:style-name="P2"><text:s text:c="4"/>while (currNumber &lt;= num) {</text:p>
      <text:p text:style-name="P2"><text:s text:c="8"/>if (currNumber % 2 !== 0) {</text:p>
      <text:p text:style-name="P2"><text:s text:c="12"/>result += currNumber;</text:p>
      <text:p text:style-name="P2"><text:s text:c="8"/>}</text:p>
      <text:p text:style-name="P2"/>
      <text:p text:style-name="P2"><text:s text:c="8"/>currNumber += prevNumber;</text:p>
      <text:p text:style-name="P2"><text:s text:c="8"/>prevNumber = currNumber - prevNumber;</text:p>
      <text:p text:style-name="P2"><text:s text:c="4"/>}</text:p>
      <text:p text:style-name="P2"/>
      <text:p text:style-name="P2"><text:s text:c="4"/>return result;</text:p>
      <text:p text:style-name="Standard">}</text:p>
      <text:p text:style-name="Standard"/>
      <text:p text:style-name="Standard">sumFibs(4);</text:p>
      <text:p text:style-name="Standard"/>
      <text:p text:style-name="P22">or:</text:p>
      <text:p text:style-name="P22">function sumFibs(num) {</text:p>
      <text:p text:style-name="P22"><text:s text:c="4"/>// Perform checks for the validity of the input</text:p>
      <text:p text:style-name="P22"><text:s text:c="4"/>if (num &lt; 0) return -1;</text:p>
      <text:p text:style-name="P22"><text:s text:c="4"/>if (num === 0 || num === 1) return 1;</text:p>
      <text:p text:style-name="P22"/>
      <text:p text:style-name="P22"><text:s text:c="4"/>// Create an array of fib numbers till num</text:p>
      <text:p text:style-name="P22"><text:s text:c="4"/>const arrFib = [1, 1];</text:p>
      <text:p text:style-name="P22"><text:s text:c="4"/>let nextFib = 0;</text:p>
      <text:p text:style-name="P22"><text:soft-page-break/><text:s text:c="4"/></text:p>
      <text:p text:style-name="P22"><text:s text:c="4"/>// We put the new Fibonacci numbers to the front so we</text:p>
      <text:p text:style-name="P22"><text:s text:c="4"/>// don't need to calculate the length of the array on each</text:p>
      <text:p text:style-name="P22"><text:s text:c="4"/>// iteration</text:p>
      <text:p text:style-name="P22"><text:s text:c="4"/>while((nextFib = arrFib[0] + arrFib[1]) &lt;= num) {</text:p>
      <text:p text:style-name="P22"><text:s text:c="8"/>arrFib.unshift(nextFib);</text:p>
      <text:p text:style-name="P22"><text:s text:c="4"/>}</text:p>
      <text:p text:style-name="P22"/>
      <text:p text:style-name="P22"><text:s text:c="4"/>// Sum only the odd numbers and return the value</text:p>
      <text:p text:style-name="P22"><text:s text:c="4"/>return arrFib.reduce((acc, curr) =&gt; {</text:p>
      <text:p text:style-name="P22"><text:s text:c="8"/>return acc + curr * (curr % 2);</text:p>
      <text:p text:style-name="P22"><text:s text:c="4"/>});</text:p>
      <text:p text:style-name="P22">}</text:p>
      <text:p text:style-name="Standard"/>
      <text:p text:style-name="Standard"/>
      <text:h text:style-name="Heading_20_2" text:outline-level="2"><text:bookmark-start text:name="__RefHeading___Toc1315_4188632738"/>Sum All Primes<text:bookmark-end text:name="__RefHeading___Toc1315_4188632738"/></text:h>
      <text:p text:style-name="Text_20_body">Sum all the prime numbers up to and including the provided number.</text:p>
      <text:p text:style-name="Text_20_body">A prime number is defined as a number greater than one and having only two divisors, one and itself. For example, 2 is a prime number because it's only divisible by one and two.</text:p>
      <text:p text:style-name="Text_20_body">The provided number may not be a prime.</text:p>
      <text:p text:style-name="Standard">function sumPrimes(num) {</text:p>
      <text:p text:style-name="Standard"><text:s text:c="2"/><text:span text:style-name="T1">var res = 0;</text:span></text:p>
      <text:p text:style-name="P2"/>
      <text:p text:style-name="P2"><text:s text:c="2"/>// Function to get the primes up to max in an array</text:p>
      <text:p text:style-name="P2"><text:s text:c="2"/>function getPrimes(max) {</text:p>
      <text:p text:style-name="P2"><text:s text:c="4"/>var sieve = [];</text:p>
      <text:p text:style-name="P2"><text:s text:c="4"/>var i;</text:p>
      <text:p text:style-name="P2"><text:s text:c="4"/>var j;</text:p>
      <text:p text:style-name="P2"><text:s text:c="4"/>var primes = [];</text:p>
      <text:p text:style-name="P2"><text:s text:c="4"/>for (i = 2; i &lt;= max; ++i) {</text:p>
      <text:p text:style-name="P2"><text:s text:c="6"/>if (!sieve[i]) {</text:p>
      <text:p text:style-name="P2"><text:s text:c="8"/>// i has not been marked -- it is prime</text:p>
      <text:p text:style-name="P2"><text:s text:c="8"/>primes.push(i);</text:p>
      <text:p text:style-name="P2"><text:s text:c="8"/>for (j = i &lt;&lt; 1; j &lt;= max; j += i) {</text:p>
      <text:p text:style-name="P2"><text:s text:c="10"/>sieve[j] = true;</text:p>
      <text:p text:style-name="P2"><text:s text:c="8"/>}</text:p>
      <text:p text:style-name="P2"><text:s text:c="6"/>}</text:p>
      <text:p text:style-name="P2"><text:s text:c="4"/>}</text:p>
      <text:p text:style-name="P2"/>
      <text:p text:style-name="P2"><text:s text:c="4"/>return primes;</text:p>
      <text:p text:style-name="P2"><text:s text:c="2"/>}</text:p>
      <text:p text:style-name="P2"/>
      <text:p text:style-name="P2"><text:s text:c="2"/>// Add the primes</text:p>
      <text:p text:style-name="P2"><text:soft-page-break/><text:s text:c="2"/>var primes = getPrimes(num);</text:p>
      <text:p text:style-name="P2"><text:s text:c="2"/>for (var p = 0; p &lt; primes.length; p++) {</text:p>
      <text:p text:style-name="P2"><text:s text:c="4"/>res += primes[p];</text:p>
      <text:p text:style-name="P2"><text:s text:c="2"/>}</text:p>
      <text:p text:style-name="P2"/>
      <text:p text:style-name="P2"><text:s text:c="2"/>return res;</text:p>
      <text:p text:style-name="Standard">}</text:p>
      <text:p text:style-name="Standard"/>
      <text:p text:style-name="Standard">sumPrimes(10);</text:p>
      <text:p text:style-name="Standard"/>
      <text:p text:style-name="P23">or:</text:p>
      <text:p text:style-name="P23">function sumPrimes(num) {</text:p>
      <text:p text:style-name="P23"><text:s text:c="2"/>// function to check if the number presented is prime</text:p>
      <text:p text:style-name="P23"><text:s text:c="2"/>function isPrime(number){</text:p>
      <text:p text:style-name="P23"><text:s text:c="6"/>for (i = 2; i &lt;= number; i++){</text:p>
      <text:p text:style-name="P23"><text:s text:c="10"/>if(number % i === 0 &amp;&amp; number!= i){</text:p>
      <text:p text:style-name="P23"><text:s text:c="10"/>// return true if it is divisible by any number that is not itself.</text:p>
      <text:p text:style-name="P23"><text:s text:c="13"/>return false;</text:p>
      <text:p text:style-name="P23"><text:s text:c="10"/>}</text:p>
      <text:p text:style-name="P23"><text:s text:c="7"/>}</text:p>
      <text:p text:style-name="P23"><text:s text:c="7"/>// if it passes the for loops conditions it is a prime</text:p>
      <text:p text:style-name="P23"><text:s text:c="6"/>return true;</text:p>
      <text:p text:style-name="P23"><text:s text:c="2"/>}</text:p>
      <text:p text:style-name="P23"><text:s text:c="2"/>// 1 is not a prime, so return nothing, also stops the recursive calls.</text:p>
      <text:p text:style-name="P23"><text:s text:c="2"/>if (num === 1){</text:p>
      <text:p text:style-name="P23"><text:s text:c="4"/>return 0;</text:p>
      <text:p text:style-name="P23"><text:s text:c="2"/>}</text:p>
      <text:p text:style-name="P23"><text:s text:c="2"/>// Check if your number is not prime</text:p>
      <text:p text:style-name="P23"><text:s text:c="2"/>if(isPrime(num) === false){</text:p>
      <text:p text:style-name="P23"><text:s text:c="2"/>// for non primes check the next number down from your maximum number, do not add anything to your answer</text:p>
      <text:p text:style-name="P23"><text:s text:c="4"/>return sumPrimes(num - 1);</text:p>
      <text:p text:style-name="P23"><text:s text:c="2"/>}</text:p>
      <text:p text:style-name="P23"/>
      <text:p text:style-name="P23"><text:s text:c="2"/>// Check if your number is prime</text:p>
      <text:p text:style-name="P23"><text:s text:c="2"/>if(isPrime(num) === true){</text:p>
      <text:p text:style-name="P23"><text:s text:c="2"/>// for primes add that number to the next number in the sequence through a recursive call to our sumPrimes function.</text:p>
      <text:p text:style-name="P23"><text:s text:c="4"/>return num + sumPrimes(num - 1);</text:p>
      <text:p text:style-name="P23"><text:s text:c="2"/>}</text:p>
      <text:p text:style-name="P23">}</text:p>
      <text:p text:style-name="Standard"/>
      <text:p text:style-name="Standard"/>
      <text:h text:style-name="Heading_20_2" text:outline-level="2"><text:bookmark-start text:name="__RefHeading___Toc1317_4188632738"/><text:soft-page-break/>Smallest Common Multiple<text:bookmark-end text:name="__RefHeading___Toc1317_4188632738"/></text:h>
      <text:p text:style-name="Text_20_body">Find the smallest common multiple of the provided parameters that can be evenly divided by both, as well as by all sequential numbers in the range between these parameters.</text:p>
      <text:p text:style-name="Text_20_body">The range will be an array of two numbers that will not necessarily be in numerical order.</text:p>
      <text:p text:style-name="Text_20_body">For example, if given 1 and 3, find the smallest common multiple of both 1 and 3 that is also evenly divisible by all numbers <text:span text:style-name="Emphasis">between</text:span> 1 and 3. The answer here would be 6.</text:p>
      <text:p text:style-name="Standard">function smallestCommons(arr) {</text:p>
      <text:p text:style-name="Standard"><text:s text:c="2"/>// Sort array from greater to lowest</text:p>
      <text:p text:style-name="Standard"><text:s text:c="2"/>// This line of code was from Adam Doyle (http://github.com/Adoyle2014)</text:p>
      <text:p text:style-name="Standard"><text:s/><text:span text:style-name="T1"><text:s/>arr.sort(function(a, b) {</text:span></text:p>
      <text:p text:style-name="P2"><text:s text:c="4"/>return b - a;</text:p>
      <text:p text:style-name="P2"><text:s text:c="2"/>});</text:p>
      <text:p text:style-name="P2"/>
      <text:p text:style-name="P2"><text:s text:c="2"/>// Create new array and add all values from greater to smaller from the</text:p>
      <text:p text:style-name="P2"><text:s text:c="2"/>// original array.</text:p>
      <text:p text:style-name="P2"><text:s text:c="2"/>var newArr = [];</text:p>
      <text:p text:style-name="P2"><text:s text:c="2"/>for (var i = arr[0]; i &gt;= arr[1]; i--) {</text:p>
      <text:p text:style-name="P2"><text:s text:c="4"/>newArr.push(i);</text:p>
      <text:p text:style-name="P2"><text:s text:c="2"/>}</text:p>
      <text:p text:style-name="P2"/>
      <text:p text:style-name="P2"><text:s text:c="2"/>// Variables needed declared outside the loops.</text:p>
      <text:p text:style-name="P2"><text:s text:c="2"/>var quot = 0;</text:p>
      <text:p text:style-name="P2"><text:s text:c="2"/>var loop = 1;</text:p>
      <text:p text:style-name="P2"><text:s text:c="2"/>var n;</text:p>
      <text:p text:style-name="P2"/>
      <text:p text:style-name="P2"><text:s text:c="2"/>// Run code while n is not the same as the array length.</text:p>
      <text:p text:style-name="P2"><text:s text:c="2"/>do {</text:p>
      <text:p text:style-name="P2"><text:s text:c="4"/>quot = newArr[0] * loop * newArr[1];</text:p>
      <text:p text:style-name="P2"><text:s text:c="4"/>for (n = 2; n &lt; newArr.length; n++) {</text:p>
      <text:p text:style-name="P2"><text:s text:c="6"/>if (quot % newArr[n] !== 0) {</text:p>
      <text:p text:style-name="P2"><text:s text:c="8"/>break;</text:p>
      <text:p text:style-name="P2"><text:s text:c="6"/>}</text:p>
      <text:p text:style-name="P2"><text:s text:c="4"/>}</text:p>
      <text:p text:style-name="P2"/>
      <text:p text:style-name="P2"><text:s text:c="4"/>loop++;</text:p>
      <text:p text:style-name="P2"><text:s text:c="2"/>} while (n !== newArr.length);</text:p>
      <text:p text:style-name="P2"/>
      <text:p text:style-name="P2"><text:s text:c="2"/>return quot;</text:p>
      <text:p text:style-name="Standard">}</text:p>
      <text:p text:style-name="Standard"/>
      <text:p text:style-name="Standard"/>
      <text:p text:style-name="Standard">smallestCommons([1,5]);</text:p>
      <text:p text:style-name="Standard"/>
      <text:p text:style-name="Standard"><text:soft-page-break/></text:p>
      <text:p text:style-name="P24">or:</text:p>
      <text:p text:style-name="Standard">function smallestCommons(arr) {</text:p>
      <text:p text:style-name="Standard"><text:s text:c="4"/>var range = [];</text:p>
      <text:p text:style-name="Standard"><text:s text:c="4"/>for (var i = Math.max(arr[0], arr[1]); i &gt;= Math.min(arr[0], arr[1]); i--) {</text:p>
      <text:p text:style-name="Standard"><text:s text:c="4"/>range.push(i);</text:p>
      <text:p text:style-name="Standard"><text:s text:c="4"/>}</text:p>
      <text:p text:style-name="Standard"/>
      <text:p text:style-name="Standard"><text:s text:c="4"/>// can use reduce() in place of this block</text:p>
      <text:p text:style-name="Standard"><text:s text:c="4"/>var lcm = range[0];</text:p>
      <text:p text:style-name="Standard"><text:s text:c="4"/>for (i = 1; i &lt; range.length; i++) {</text:p>
      <text:p text:style-name="Standard"><text:s text:c="4"/>var GCD = gcd(lcm, range[i]);</text:p>
      <text:p text:style-name="Standard"><text:s text:c="4"/>lcm = (lcm * range[i]) / GCD;</text:p>
      <text:p text:style-name="Standard"><text:s text:c="4"/>}</text:p>
      <text:p text:style-name="Standard"><text:s text:c="4"/>return lcm;</text:p>
      <text:p text:style-name="Standard"/>
      <text:p text:style-name="Standard"><text:s text:c="4"/>function gcd(x, y) { <text:s text:c="3"/>// Implements the Euclidean Algorithm</text:p>
      <text:p text:style-name="Standard"><text:s text:c="4"/>if (y === 0)</text:p>
      <text:p text:style-name="Standard"><text:s text:c="8"/>return x;</text:p>
      <text:p text:style-name="Standard"><text:s text:c="4"/>else</text:p>
      <text:p text:style-name="Standard"><text:s text:c="8"/>return gcd(y, x%y);</text:p>
      <text:p text:style-name="Standard"><text:s text:c="4"/>}</text:p>
      <text:p text:style-name="Standard">}</text:p>
      <text:p text:style-name="Standard"/>
      <text:p text:style-name="P24">or:</text:p>
      <text:p text:style-name="Standard">function smallestCommons(arr) {</text:p>
      <text:p text:style-name="Standard"/>
      <text:p text:style-name="Standard"><text:s text:c="2"/>// range</text:p>
      <text:p text:style-name="Standard"><text:s text:c="2"/>let min = Math.min.apply(null, arr);</text:p>
      <text:p text:style-name="Standard"><text:s text:c="2"/>let max = Math.max.apply(null, arr);</text:p>
      <text:p text:style-name="Standard"/>
      <text:p text:style-name="Standard"><text:s text:c="2"/>let smallestCommon = lcm(min, min + 1);</text:p>
      <text:p text:style-name="Standard"/>
      <text:p text:style-name="Standard"><text:s text:c="2"/>while(min &lt; max) {</text:p>
      <text:p text:style-name="Standard"><text:s text:c="4"/>min++;</text:p>
      <text:p text:style-name="Standard"><text:s text:c="4"/>smallestCommon = lcm(smallestCommon, min);</text:p>
      <text:p text:style-name="Standard"><text:s text:c="2"/>}</text:p>
      <text:p text:style-name="Standard"/>
      <text:p text:style-name="Standard"><text:s text:c="2"/>return smallestCommon;</text:p>
      <text:p text:style-name="Standard">}</text:p>
      <text:p text:style-name="Standard"/>
      <text:p text:style-name="Standard">/**</text:p>
      <text:p text:style-name="Standard"><text:s/>* Calculates Greatest Common Divisor</text:p>
      <text:p text:style-name="Standard"><text:s/>* of two nubers using Euclidean algorithm</text:p>
      <text:p text:style-name="Standard"><text:s/>* https://en.wikipedia.org/wiki/Euclidean_algorithm</text:p>
      <text:p text:style-name="Standard"><text:s/>*/</text:p>
      <text:p text:style-name="Standard">function gcd(a, b) {</text:p>
      <text:p text:style-name="Standard"><text:soft-page-break/><text:s text:c="2"/>while (b &gt; 0) {</text:p>
      <text:p text:style-name="Standard"><text:s text:c="4"/>let tmp = a;</text:p>
      <text:p text:style-name="Standard"><text:s text:c="4"/>a = b;</text:p>
      <text:p text:style-name="Standard"><text:s text:c="4"/>b = tmp % b;</text:p>
      <text:p text:style-name="Standard"><text:s text:c="2"/>}</text:p>
      <text:p text:style-name="Standard"><text:s text:c="2"/>return a;</text:p>
      <text:p text:style-name="Standard">}</text:p>
      <text:p text:style-name="Standard"/>
      <text:p text:style-name="Standard">/**</text:p>
      <text:p text:style-name="Standard"><text:s/>* Calculates Least Common Multiple</text:p>
      <text:p text:style-name="Standard"><text:s/>* for two numbers utilising GCD</text:p>
      <text:p text:style-name="Standard"><text:s/>*/</text:p>
      <text:p text:style-name="Standard">function lcm(a, b) {</text:p>
      <text:p text:style-name="Standard"><text:s text:c="2"/>return (a * b / gcd(a, b));</text:p>
      <text:p text:style-name="Standard">}</text:p>
      <text:p text:style-name="Standard"/>
      <text:h text:style-name="Heading_20_2" text:outline-level="2"><text:bookmark-start text:name="__RefHeading___Toc1319_4188632738"/>Drop it<text:bookmark-end text:name="__RefHeading___Toc1319_4188632738"/></text:h>
      <text:p text:style-name="Text_20_body">Given the array <text:span text:style-name="Source_20_Text">arr</text:span>, iterate through and remove each element starting from the first element (the 0 index) until the function <text:span text:style-name="Source_20_Text">func</text:span> returns <text:span text:style-name="Source_20_Text">true</text:span> when the iterated element is passed through it.</text:p>
      <text:p text:style-name="Text_20_body">Then return the rest of the array once the condition is satisfied, otherwise, <text:span text:style-name="Source_20_Text">arr</text:span> should be returned as an empty array.</text:p>
      <text:p text:style-name="Standard">function dropElements(arr, func) {</text:p>
      <text:p text:style-name="Standard"><text:s text:c="2"/>// Drop them elements.</text:p>
      <text:p text:style-name="Standard"><text:s text:c="2"/>var times = arr.length;</text:p>
      <text:p text:style-name="Standard"><text:s text:c="2"/>for (var i = 0; i &lt; times; i++) {</text:p>
      <text:p text:style-name="Standard"><text:s text:c="4"/>if (func(arr[0])) {</text:p>
      <text:p text:style-name="Standard"><text:s text:c="6"/>break;</text:p>
      <text:p text:style-name="Standard"><text:s text:c="4"/>} else {</text:p>
      <text:p text:style-name="Standard"><text:s text:c="6"/>arr.shift();</text:p>
      <text:p text:style-name="Standard"><text:s text:c="4"/>}</text:p>
      <text:p text:style-name="Standard"><text:s text:c="2"/>}</text:p>
      <text:p text:style-name="Standard"><text:s text:c="2"/>return arr;</text:p>
      <text:p text:style-name="Standard">}</text:p>
      <text:p text:style-name="Standard"/>
      <text:p text:style-name="Standard">dropElements([1, 2, 3], function(n) {return n &lt; 3; });</text:p>
      <text:p text:style-name="Standard"/>
      <text:p text:style-name="Standard"/>
      <text:p text:style-name="P24">or:</text:p>
      <text:p text:style-name="Standard">function dropElements(arr, func) {</text:p>
      <text:p text:style-name="Standard"><text:s text:c="2"/>return arr.slice(arr.findIndex(func) &gt;= 0 ? arr.findIndex(func): arr.length, arr.length);</text:p>
      <text:p text:style-name="Standard">}</text:p>
      <text:p text:style-name="Standard"/>
      <text:p text:style-name="P24">or:</text:p>
      <text:p text:style-name="P24"><text:soft-page-break/>function dropElements(arr, func) {</text:p>
      <text:p text:style-name="P24"><text:s text:c="2"/>while(arr.length &gt; 0 &amp;&amp; !func(arr[0])) {</text:p>
      <text:p text:style-name="P24"><text:s text:c="4"/>arr.shift();</text:p>
      <text:p text:style-name="P24"><text:s text:c="2"/>}</text:p>
      <text:p text:style-name="P24"><text:s text:c="2"/>return arr;</text:p>
      <text:p text:style-name="P24">}</text:p>
      <text:p text:style-name="Standard"/>
      <text:p text:style-name="Standard"/>
      <text:h text:style-name="Heading_20_2" text:outline-level="2"><text:bookmark-start text:name="__RefHeading___Toc1321_4188632738"/>Steamroller<text:bookmark-end text:name="__RefHeading___Toc1321_4188632738"/></text:h>
      <text:p text:style-name="Text_20_body">Flatten a nested array. You must account for varying levels of nesting.</text:p>
      <text:p text:style-name="Standard">function steamrollArray(arr) {</text:p>
      <text:p text:style-name="P2"><text:s text:c="2"/>// I'm a steamroller, baby</text:p>
      <text:p text:style-name="P2"><text:s text:c="2"/>var flattenedArray = [];</text:p>
      <text:p text:style-name="P2"/>
      <text:p text:style-name="P2"><text:s text:c="2"/>// Create function that adds an element if it is not an array.</text:p>
      <text:p text:style-name="P2"><text:s text:c="2"/>// If it is an array, then loops through it and uses recursion on that array.</text:p>
      <text:p text:style-name="P2"><text:s text:c="2"/>var flatten = function(arg) {</text:p>
      <text:p text:style-name="P2"><text:s text:c="4"/>if (!Array.isArray(arg)) {</text:p>
      <text:p text:style-name="P2"><text:s text:c="6"/>flattenedArray.push(arg);</text:p>
      <text:p text:style-name="P2"><text:s text:c="4"/>} else {</text:p>
      <text:p text:style-name="P2"><text:s text:c="6"/>for (var a in arg) {</text:p>
      <text:p text:style-name="P2"><text:s text:c="8"/>flatten(arg[a]);</text:p>
      <text:p text:style-name="P2"><text:s text:c="6"/>}</text:p>
      <text:p text:style-name="P2"><text:s text:c="4"/>}</text:p>
      <text:p text:style-name="P2"><text:s text:c="2"/>};</text:p>
      <text:p text:style-name="P2"/>
      <text:p text:style-name="P2"><text:s text:c="2"/>// Call the function for each element in the array</text:p>
      <text:p text:style-name="P2"><text:s text:c="2"/>arr.forEach(flatten);</text:p>
      <text:p text:style-name="P2"><text:s text:c="2"/>return flattenedArray;</text:p>
      <text:p text:style-name="Standard">}</text:p>
      <text:p text:style-name="Standard"/>
      <text:p text:style-name="Standard">steamrollArray([1, [2], [3, [[4]]]]);</text:p>
      <text:p text:style-name="Standard"/>
      <text:p text:style-name="Standard"/>
      <text:p text:style-name="P25">or:</text:p>
      <text:p text:style-name="Standard">function steamrollArray(arr) {</text:p>
      <text:p text:style-name="Standard"><text:s text:c="2"/>let flat = [].concat(...arr);</text:p>
      <text:p text:style-name="Standard"><text:s text:c="2"/>return flat.some(Array.isArray) ? steamrollArray(flat) : flat;</text:p>
      <text:p text:style-name="Standard">}</text:p>
      <text:p text:style-name="Standard"/>
      <text:p text:style-name="P25">or:</text:p>
      <text:p text:style-name="P25">function steamrollArray(arr) {</text:p>
      <text:p text:style-name="P25"><text:s text:c="2"/>return arr.toString()</text:p>
      <text:p text:style-name="P25"><text:s text:c="4"/>.replace(',,', ',') <text:s text:c="6"/>// "1,2,,3" =&gt; "1,2,3"</text:p>
      <text:p text:style-name="P25"><text:soft-page-break/><text:s text:c="4"/>.split(',') <text:s text:c="14"/>// ['1','2','3']</text:p>
      <text:p text:style-name="P25"><text:s text:c="4"/>.map(function(v) {</text:p>
      <text:p text:style-name="P25"><text:s text:c="6"/>if (v == '[object Object]') { // bring back empty objects</text:p>
      <text:p text:style-name="P25"><text:s text:c="8"/>return {};</text:p>
      <text:p text:style-name="P25"><text:s text:c="6"/>} else if (isNaN(v)) { <text:s text:c="7"/>// if not a number (string)</text:p>
      <text:p text:style-name="P25"><text:s text:c="8"/>return v;</text:p>
      <text:p text:style-name="P25"><text:s text:c="6"/>} else {</text:p>
      <text:p text:style-name="P25"><text:s text:c="8"/>return parseInt(v); <text:s text:c="8"/>// if a number in a string, convert it</text:p>
      <text:p text:style-name="P25"><text:s text:c="6"/>}</text:p>
      <text:p text:style-name="P25"><text:s text:c="4"/>});</text:p>
      <text:p text:style-name="P25">}</text:p>
      <text:p text:style-name="Standard"/>
      <text:p text:style-name="Standard"/>
      <text:h text:style-name="Heading_20_2" text:outline-level="2"><text:bookmark-start text:name="__RefHeading___Toc1323_4188632738"/>Binary Agents<text:bookmark-end text:name="__RefHeading___Toc1323_4188632738"/></text:h>
      <text:p text:style-name="Text_20_body">Return an English translated sentence of the passed binary string.</text:p>
      <text:p text:style-name="Text_20_body">The binary string will be space separated.</text:p>
      <text:p text:style-name="Standard">function binaryAgent(str) {</text:p>
      <text:p text:style-name="P2"><text:s text:c="3"/>let biString = str.split(' ');</text:p>
      <text:p text:style-name="P2"><text:s text:c="4"/>let uniString = [];</text:p>
      <text:p text:style-name="P2"/>
      <text:p text:style-name="P2"><text:s text:c="4"/>/*using the radix (or base) parameter in parseInt, we can convert the binary</text:p>
      <text:p text:style-name="P2"><text:s text:c="6"/>number to a decimal number while simultaneously converting to a char*/</text:p>
      <text:p text:style-name="P2"/>
      <text:p text:style-name="P2"><text:s text:c="6"/>for(let i=0;i &lt; biString.length;i++){</text:p>
      <text:p text:style-name="P2"><text:s text:c="8"/>uniString.push(String.fromCharCode(parseInt(biString[i], 2)));</text:p>
      <text:p text:style-name="P2"><text:s text:c="6"/>}</text:p>
      <text:p text:style-name="P2"/>
      <text:p text:style-name="P2"><text:s text:c="6"/>// we then simply join the string</text:p>
      <text:p text:style-name="P2"><text:s text:c="6"/>return uniString.join('');</text:p>
      <text:p text:style-name="Standard">}</text:p>
      <text:p text:style-name="Standard"/>
      <text:p text:style-name="Standard">binaryAgent("01000001 01110010 01100101 01101110 00100111 01110100 00100000 01100010 01101111 01101110 01100110 01101001 01110010 01100101 01110011 00100000 01100110 01110101 01101110 00100001 00111111");</text:p>
      <text:p text:style-name="Standard"/>
      <text:p text:style-name="P26">or:</text:p>
      <text:p text:style-name="Standard">function binaryAgent(str) {</text:p>
      <text:p text:style-name="Standard"><text:s text:c="6"/>// Separate the binary code by space.</text:p>
      <text:p text:style-name="Standard"><text:s text:c="6"/>str = str.split(' ');</text:p>
      <text:p text:style-name="Standard"><text:s text:c="6"/>var power;</text:p>
      <text:p text:style-name="Standard"><text:s text:c="6"/>var decValue = 0;</text:p>
      <text:p text:style-name="Standard"><text:s text:c="6"/>var sentence = '';</text:p>
      <text:p text:style-name="Standard"/>
      <text:p text:style-name="Standard"><text:s text:c="6"/>// Check each binary number from the array.</text:p>
      <text:p text:style-name="Standard"><text:soft-page-break/><text:s text:c="6"/>for (var s = 0; s &lt; str.length; s++) {</text:p>
      <text:p text:style-name="Standard"><text:s text:c="8"/>// Check each bit from binary number</text:p>
      <text:p text:style-name="Standard"><text:s text:c="8"/>for (var t = 0; t &lt; str[s].length; t++) {</text:p>
      <text:p text:style-name="Standard"><text:s text:c="10"/>// This only takes into consideration the active ones.</text:p>
      <text:p text:style-name="Standard"><text:s text:c="10"/>if (str[s][t] == 1) {</text:p>
      <text:p text:style-name="Standard"><text:s text:c="12"/>// This is quivalent to 2 ** position</text:p>
      <text:p text:style-name="Standard"><text:s text:c="12"/>power = Math.pow(2, +str[s].length - t - 1);</text:p>
      <text:p text:style-name="Standard"><text:s text:c="12"/>decValue += power;</text:p>
      <text:p text:style-name="Standard"/>
      <text:p text:style-name="Standard"><text:s text:c="12"/>// Record the decimal value by adding the number to the previous one.</text:p>
      <text:p text:style-name="Standard"><text:s text:c="10"/>}</text:p>
      <text:p text:style-name="Standard"><text:s text:c="8"/>}</text:p>
      <text:p text:style-name="Standard"/>
      <text:p text:style-name="Standard"><text:s text:c="8"/>// After the binary number is converted to decimal, convert it to string and store</text:p>
      <text:p text:style-name="Standard"><text:s text:c="8"/>sentence += (String.fromCharCode(decValue));</text:p>
      <text:p text:style-name="Standard"/>
      <text:p text:style-name="Standard"><text:s text:c="8"/>// Reset decimal value for next binary number.</text:p>
      <text:p text:style-name="Standard"><text:s text:c="8"/>decValue = 0;</text:p>
      <text:p text:style-name="Standard"><text:s text:c="6"/>}</text:p>
      <text:p text:style-name="Standard"/>
      <text:p text:style-name="Standard"><text:s text:c="6"/>return sentence;</text:p>
      <text:p text:style-name="Standard"><text:s text:c="4"/>}</text:p>
      <text:p text:style-name="Standard"/>
      <text:p text:style-name="P26">or:</text:p>
      <text:p text:style-name="P26">function binaryAgent(str) {</text:p>
      <text:p text:style-name="P26"><text:s text:c="6"/>return String.fromCharCode(...str.split(" ").map(function(char){ return parseInt(char, 2); }));</text:p>
      <text:p text:style-name="P26"><text:s text:c="4"/>}</text:p>
      <text:p text:style-name="Standard"/>
      <text:p text:style-name="Standard"/>
      <text:h text:style-name="Heading_20_2" text:outline-level="2"><text:bookmark-start text:name="__RefHeading___Toc1325_4188632738"/>Everything Be True<text:bookmark-end text:name="__RefHeading___Toc1325_4188632738"/></text:h>
      <text:p text:style-name="Text_20_body">Check if the predicate (second argument) is <text:span text:style-name="Definition">truthy</text:span> on all elements of a collection (first argument).</text:p>
      <text:p text:style-name="Text_20_body">In other words, you are given an array collection of objects. The predicate <text:span text:style-name="Source_20_Text">pre</text:span> will be an object property and you need to return <text:span text:style-name="Source_20_Text">true</text:span> if its value is <text:span text:style-name="Source_20_Text">truthy</text:span>. Otherwise, return <text:span text:style-name="Source_20_Text">false</text:span>.</text:p>
      <text:p text:style-name="Text_20_body">In JavaScript, <text:span text:style-name="Source_20_Text">truthy</text:span> values are values that translate to <text:span text:style-name="Source_20_Text">true</text:span> when evaluated in a Boolean context.</text:p>
      <text:p text:style-name="Text_20_body">Remember, you can access object properties through either dot notation or <text:span text:style-name="Source_20_Text">[]</text:span> notation.</text:p>
      <text:p text:style-name="Standard">function truthCheck(collection, pre) {</text:p>
      <text:p text:style-name="Standard"><text:s text:c="2"/>// Is everyone being true?</text:p>
      <text:p text:style-name="Standard"><text:s text:c="2"/>// Create a counter to check how many are true.</text:p>
      <text:p text:style-name="P2"><text:s text:c="2"/>var counter = 0;</text:p>
      <text:p text:style-name="P2"><text:s text:c="2"/>// Check for each object</text:p>
      <text:p text:style-name="P2"><text:s text:c="2"/>for (var c in collection) {</text:p>
      <text:p text:style-name="P2"><text:s text:c="4"/>// If it is has property and value is truthy</text:p>
      <text:p text:style-name="P2"><text:soft-page-break/><text:s text:c="4"/>if (collection[c].hasOwnProperty(pre) &amp;&amp; Boolean(collection[c][pre])) {</text:p>
      <text:p text:style-name="P2"><text:s text:c="6"/>counter++;</text:p>
      <text:p text:style-name="P2"><text:s text:c="4"/>}</text:p>
      <text:p text:style-name="P2"><text:s text:c="2"/>}</text:p>
      <text:p text:style-name="P2"><text:s text:c="2"/>// Outside the loop, check to see if we got true for all of them and return true or false</text:p>
      <text:p text:style-name="P2"><text:s text:c="2"/>return counter == collection.length;</text:p>
      <text:p text:style-name="Standard">}</text:p>
      <text:p text:style-name="Standard"/>
      <text:p text:style-name="Standard">truthCheck([{"user": "Tinky-Winky", "sex": "male"}, {"user": "Dipsy", "sex": "male"}, {"user": "Laa-Laa", "sex": "female"}, {"user": "Po", "sex": "female"}], "sex");</text:p>
      <text:p text:style-name="Standard"/>
      <text:p text:style-name="P27">or:</text:p>
      <text:p text:style-name="P27">function truthCheck(collection, pre) {</text:p>
      <text:p text:style-name="P27"><text:s text:c="2"/>return collection.every(function (element) {</text:p>
      <text:p text:style-name="P27"><text:s text:c="4"/>return element.hasOwnProperty(pre) &amp;&amp; Boolean(element[pre]);</text:p>
      <text:p text:style-name="P27"><text:s text:c="2"/>});</text:p>
      <text:p text:style-name="P27">}</text:p>
      <text:p text:style-name="Standard"/>
      <text:p text:style-name="P27">or:</text:p>
      <text:p text:style-name="Standard">function truthCheck(collection, pre) {</text:p>
      <text:p text:style-name="Standard"><text:s text:c="2"/>// Is everyone being true?</text:p>
      <text:p text:style-name="Standard"><text:s text:c="2"/>return collection.every(obj =&gt; obj[pre]);</text:p>
      <text:p text:style-name="Standard">}</text:p>
      <text:p text:style-name="Standard"/>
      <text:p text:style-name="Standard"/>
      <text:h text:style-name="Heading_20_2" text:outline-level="2"><text:bookmark-start text:name="__RefHeading___Toc1327_4188632738"/>Arguments Optional<text:bookmark-end text:name="__RefHeading___Toc1327_4188632738"/></text:h>
      <text:p text:style-name="Text_20_body">Create a function that sums two arguments together. If only one argument is provided, then return a function that expects one argument and returns the sum.</text:p>
      <text:p text:style-name="Text_20_body">For example, <text:span text:style-name="Source_20_Text">addTogether(2, 3)</text:span> should return <text:span text:style-name="Source_20_Text">5</text:span>, and <text:span text:style-name="Source_20_Text">addTogether(2)</text:span> should return a function.</text:p>
      <text:p text:style-name="Text_20_body">Calling this returned function with a single argument will then return the sum:</text:p>
      <text:p text:style-name="Text_20_body"><text:span text:style-name="Source_20_Text">var sumTwoAnd = addTogether(2);</text:span></text:p>
      <text:p text:style-name="Text_20_body"><text:span text:style-name="Source_20_Text">sumTwoAnd(3)</text:span> returns <text:span text:style-name="Source_20_Text">5</text:span>.</text:p>
      <text:p text:style-name="Text_20_body">If either argument isn't a valid number, return undefined.</text:p>
      <text:p text:style-name="Standard">function addTogether() {</text:p>
      <text:p text:style-name="Standard"><text:s text:c="2"/>// Function to check if a number is actually a number</text:p>
      <text:p text:style-name="Standard"><text:s text:c="6"/>// and return undefined otherwise.</text:p>
      <text:p text:style-name="Standard"><text:s text:c="6"/><text:span text:style-name="T1">var checkNum = function(num) {</text:span></text:p>
      <text:p text:style-name="P2"><text:s text:c="8"/>if (typeof num !== 'number') {</text:p>
      <text:p text:style-name="P2"><text:s text:c="10"/>return undefined;</text:p>
      <text:p text:style-name="P2"><text:s text:c="8"/>} else</text:p>
      <text:p text:style-name="P2"><text:soft-page-break/><text:s text:c="10"/>return num;</text:p>
      <text:p text:style-name="P2"><text:s text:c="6"/>};</text:p>
      <text:p text:style-name="P2"/>
      <text:p text:style-name="P2"><text:s text:c="6"/>// Check if we have two parameters, check if they are numbers</text:p>
      <text:p text:style-name="P2"><text:s text:c="6"/>// handle the case where one is not</text:p>
      <text:p text:style-name="P2"><text:s text:c="6"/>// returns the addition.</text:p>
      <text:p text:style-name="P2"><text:s text:c="6"/>if (arguments.length &gt; 1) {</text:p>
      <text:p text:style-name="P2"><text:s text:c="8"/>var a = checkNum(arguments[0]);</text:p>
      <text:p text:style-name="P2"><text:s text:c="8"/>var b = checkNum(arguments[1]);</text:p>
      <text:p text:style-name="P2"><text:s text:c="8"/>if (a === undefined || b === undefined) {</text:p>
      <text:p text:style-name="P2"><text:s text:c="10"/>return undefined;</text:p>
      <text:p text:style-name="P2"><text:s text:c="8"/>} else {</text:p>
      <text:p text:style-name="P2"><text:s text:c="10"/>return a + b;</text:p>
      <text:p text:style-name="P2"><text:s text:c="8"/>}</text:p>
      <text:p text:style-name="P2"><text:s text:c="6"/>} else {</text:p>
      <text:p text:style-name="P2"><text:s text:c="8"/>// If only one parameter was found, returns a new function that expects two</text:p>
      <text:p text:style-name="P2"><text:s text:c="8"/>// Store first argument before entering the new function scope</text:p>
      <text:p text:style-name="P2"><text:s text:c="8"/>var c = arguments[0];</text:p>
      <text:p text:style-name="P2"/>
      <text:p text:style-name="P2"><text:s text:c="8"/>// Check the number again, must be outside the function to about returning an object</text:p>
      <text:p text:style-name="P2"><text:s text:c="8"/>// instead of undefined.</text:p>
      <text:p text:style-name="P2"><text:s text:c="8"/>if (checkNum(c)) {</text:p>
      <text:p text:style-name="P2"><text:s text:c="10"/>// Return function that expect a second argument.</text:p>
      <text:p text:style-name="P2"><text:s text:c="10"/>return function(arg2) {</text:p>
      <text:p text:style-name="P2"><text:s text:c="12"/>// Check for non-numbers</text:p>
      <text:p text:style-name="P2"><text:s text:c="12"/>if (c === undefined || checkNum(arg2) === undefined) {</text:p>
      <text:p text:style-name="P2"><text:s text:c="14"/>return undefined;</text:p>
      <text:p text:style-name="P2"><text:s text:c="12"/>} else {</text:p>
      <text:p text:style-name="P2"><text:s text:c="14"/>// if numbers then add them.</text:p>
      <text:p text:style-name="P2"><text:s text:c="14"/>return c + arg2;</text:p>
      <text:p text:style-name="P2"><text:s text:c="12"/>}</text:p>
      <text:p text:style-name="P2"><text:s text:c="10"/>};</text:p>
      <text:p text:style-name="P2"><text:s text:c="8"/>}</text:p>
      <text:p text:style-name="P2"><text:s text:c="6"/>}</text:p>
      <text:p text:style-name="Standard">}</text:p>
      <text:p text:style-name="Standard"/>
      <text:p text:style-name="Standard">addTogether(2,3);</text:p>
      <text:p text:style-name="Standard"/>
      <text:p text:style-name="Standard"/>
      <text:p text:style-name="P28">or:</text:p>
      <text:p text:style-name="P28">function addTogether() {</text:p>
      <text:p text:style-name="P28"><text:s text:c="6"/>var args = new Array(arguments.length);</text:p>
      <text:p text:style-name="P28"><text:s text:c="6"/>//Storing the arguments in an array</text:p>
      <text:p text:style-name="P28"><text:s text:c="6"/>for(var i = 0; i &lt; args.length; ++i) {</text:p>
      <text:p text:style-name="P28"><text:s text:c="10"/>args[i] = arguments[i];</text:p>
      <text:p text:style-name="P28"><text:s text:c="8"/>}</text:p>
      <text:p text:style-name="P28"><text:s text:c="5"/>//Check for the arguments length</text:p>
      <text:p text:style-name="P28"><text:soft-page-break/><text:s text:c="5"/>if(args.length == 2){</text:p>
      <text:p text:style-name="P28"><text:s text:c="8"/>//If there are two arguments,check for the type of both arguments</text:p>
      <text:p text:style-name="P28"><text:s text:c="8"/>//Use typeof to check the type of the argument(both should be numbers)</text:p>
      <text:p text:style-name="P28"><text:s text:c="8"/>if(typeof args[0] !== 'number' || typeof args[1] !=='number' ){</text:p>
      <text:p text:style-name="P28"><text:s text:c="10"/>return undefined;</text:p>
      <text:p text:style-name="P28"><text:s text:c="10"/>}</text:p>
      <text:p text:style-name="P28"><text:s text:c="8"/>return args[0]+args[1];</text:p>
      <text:p text:style-name="P28"><text:s text:c="7"/>}</text:p>
      <text:p text:style-name="P28"><text:s text:c="5"/>//When only one argument is provided</text:p>
      <text:p text:style-name="P28"><text:s text:c="5"/>if(args.length == 1){</text:p>
      <text:p text:style-name="P28"><text:s text:c="9"/>a= args[0];</text:p>
      <text:p text:style-name="P28"><text:s text:c="9"/>//Check the <text:s/>argument using typeof </text:p>
      <text:p text:style-name="P28"><text:s text:c="8"/>if(typeof a!=='number'){</text:p>
      <text:p text:style-name="P28"><text:s text:c="12"/>return undefined;</text:p>
      <text:p text:style-name="P28"><text:s text:c="10"/>}</text:p>
      <text:p text:style-name="P28"><text:s text:c="8"/>else{</text:p>
      <text:p text:style-name="P28"><text:s text:c="11"/>//Making use of closures </text:p>
      <text:p text:style-name="P28"><text:s text:c="11"/>return function(b){</text:p>
      <text:p text:style-name="P28"><text:s text:c="11"/>//Checking the second argument </text:p>
      <text:p text:style-name="P28"><text:s text:c="13"/>if(typeof b !=='number'){</text:p>
      <text:p text:style-name="P28"><text:s text:c="15"/>return undefined;</text:p>
      <text:p text:style-name="P28"><text:s text:c="15"/>}</text:p>
      <text:p text:style-name="P28"><text:s text:c="13"/>else</text:p>
      <text:p text:style-name="P28"><text:s text:c="15"/>return a+b;</text:p>
      <text:p text:style-name="P28"><text:s text:c="14"/>};</text:p>
      <text:p text:style-name="P28"><text:s text:c="10"/>}</text:p>
      <text:p text:style-name="P28"><text:s text:c="8"/>}</text:p>
      <text:p text:style-name="P28"><text:s text:c="4"/>}</text:p>
      <text:p text:style-name="Standard"/>
      <text:p text:style-name="P28">or:</text:p>
      <text:p text:style-name="P28"><text:s/>//jshint esversion: 6</text:p>
      <text:p text:style-name="P28"><text:s text:c="4"/>function addTogether() {</text:p>
      <text:p text:style-name="P28"><text:s text:c="6"/>var args = Array.from(arguments);</text:p>
      <text:p text:style-name="P28"><text:s text:c="6"/>return args.some(n =&gt; typeof n !== 'number') ? </text:p>
      <text:p text:style-name="P28"><text:s text:c="8"/>undefined: </text:p>
      <text:p text:style-name="P28"><text:s text:c="8"/>args.length &gt; 1 ?</text:p>
      <text:p text:style-name="P28"><text:s text:c="10"/>args.reduce((acc, n) =&gt; acc += n, 0):</text:p>
      <text:p text:style-name="P28"><text:s text:c="10"/>(n) =&gt; typeof n === "number" ? </text:p>
      <text:p text:style-name="P28"><text:s text:c="12"/>n + args[0]:</text:p>
      <text:p text:style-name="P28"><text:s text:c="12"/>undefined;</text:p>
      <text:p text:style-name="P28"><text:s text:c="4"/>}</text:p>
      <text:p text:style-name="Standard"/>
      <text:p text:style-name="Standard"/>
      <text:p text:style-name="Standard"/>
      <text:p text:style-name="Standard"/>
      <text:h text:style-name="Heading_20_2" text:outline-level="2"><text:bookmark-start text:name="__RefHeading___Toc1329_4188632738"/><text:soft-page-break/>Make a Person<text:bookmark-end text:name="__RefHeading___Toc1329_4188632738"/></text:h>
      <text:p text:style-name="Text_20_body">Fill in the object constructor with the following methods below:</text:p>
      <text:p text:style-name="Quotations">getFirstName() getLastName() getFullName() setFirstName(first) setLastName(last) setFullName(firstAndLast)</text:p>
      <text:p text:style-name="Text_20_body">Run the tests to see the expected output for each method.</text:p>
      <text:p text:style-name="Text_20_body">The methods that take an argument must accept only one argument and it has to be a string.</text:p>
      <text:p text:style-name="Text_20_body">These methods must be the only available means of interacting with the object.</text:p>
      <text:p text:style-name="Standard">var Person = function(firstAndLast) {</text:p>
      <text:p text:style-name="Standard"><text:s text:c="2"/>// Complete the method below and implement the others similarly</text:p>
      <text:p text:style-name="Standard"><text:s text:c="2"/>var fullName = firstAndLast;</text:p>
      <text:p text:style-name="Standard"/>
      <text:p text:style-name="Standard"><text:s text:c="2"/>this.getFirstName = function() {</text:p>
      <text:p text:style-name="Standard"><text:s text:c="4"/>return fullName.split(" ")[0];</text:p>
      <text:p text:style-name="Standard"><text:s text:c="2"/>};</text:p>
      <text:p text:style-name="Standard"/>
      <text:p text:style-name="Standard"><text:s text:c="2"/>this.getLastName = function() {</text:p>
      <text:p text:style-name="Standard"><text:s text:c="4"/>return fullName.split(" ")[1];</text:p>
      <text:p text:style-name="Standard"><text:s text:c="2"/>};</text:p>
      <text:p text:style-name="Standard"/>
      <text:p text:style-name="Standard"><text:s text:c="2"/>this.getFullName = function() {</text:p>
      <text:p text:style-name="Standard"><text:s text:c="4"/>return fullName;</text:p>
      <text:p text:style-name="Standard"><text:s text:c="2"/>};</text:p>
      <text:p text:style-name="Standard"/>
      <text:p text:style-name="Standard"><text:s text:c="2"/>this.setFirstName = function(name) {</text:p>
      <text:p text:style-name="Standard"><text:s text:c="4"/>fullName = name + " " + fullName.split(" ")[1];</text:p>
      <text:p text:style-name="Standard"><text:s text:c="2"/>};</text:p>
      <text:p text:style-name="Standard"/>
      <text:p text:style-name="Standard"><text:s text:c="2"/>this.setLastName = function(name) {</text:p>
      <text:p text:style-name="Standard"><text:s text:c="4"/>fullName = fullName.split(" ")[0] + " " + name;</text:p>
      <text:p text:style-name="Standard"><text:s text:c="2"/>};</text:p>
      <text:p text:style-name="Standard"/>
      <text:p text:style-name="Standard"><text:s text:c="2"/>this.setFullName = function(name) {</text:p>
      <text:p text:style-name="Standard"><text:s text:c="4"/>fullName = name;</text:p>
      <text:p text:style-name="Standard"><text:s text:c="2"/>};</text:p>
      <text:p text:style-name="Standard">};</text:p>
      <text:p text:style-name="Standard"/>
      <text:p text:style-name="Standard">var bob = new Person('Bob Ross');</text:p>
      <text:p text:style-name="Standard">bob.getFullName();</text:p>
      <text:p text:style-name="Standard"/>
      <text:p text:style-name="Standard"/>
      <text:p text:style-name="Standard"/>
      <text:p text:style-name="Standard"/>
      <text:h text:style-name="Heading_20_2" text:outline-level="2"><text:bookmark-start text:name="__RefHeading___Toc1331_4188632738"/><text:soft-page-break/>Map the Debris<text:bookmark-end text:name="__RefHeading___Toc1331_4188632738"/></text:h>
      <text:p text:style-name="Text_20_body">Return a new array that transforms the elements' average altitude into their orbital periods (in seconds).</text:p>
      <text:p text:style-name="Text_20_body">The array will contain objects in the format <text:span text:style-name="Source_20_Text">{name: 'name', avgAlt: avgAlt}</text:span>.</text:p>
      <text:p text:style-name="Text_20_body">You can read about orbital periods <text:a xlink:type="simple" xlink:href="http://en.wikipedia.org/wiki/Orbital_period" office:target-frame-name="_blank" xlink:show="new" text:style-name="Internet_20_link" text:visited-style-name="Visited_20_Internet_20_Link">on Wikipedia</text:a>.</text:p>
      <text:p text:style-name="Text_20_body">The values should be rounded to the nearest whole number. The body being orbited is Earth.</text:p>
      <text:p text:style-name="Text_20_body">The radius of the earth is 6367.4447 kilometers, and the GM value of earth is 398600.4418 km<text:span text:style-name="T2">3</text:span>s<text:span text:style-name="T2">-2</text:span>.</text:p>
      <text:p text:style-name="Standard">function orbitalPeriod(arr) {</text:p>
      <text:p text:style-name="Standard"><text:s text:c="2"/><text:span text:style-name="T1">var GM = 398600.4418;</text:span></text:p>
      <text:p text:style-name="Standard"><text:s/><text:span text:style-name="T1"><text:s/>var earthRadius = 6367.4447;</text:span></text:p>
      <text:p text:style-name="P2"><text:s text:c="2"/>var a = 2 * Math.PI;</text:p>
      <text:p text:style-name="P2"><text:s text:c="2"/>var newArr = [];</text:p>
      <text:p text:style-name="P2"><text:s text:c="2"/>var getOrbPeriod = function(obj) {</text:p>
      <text:p text:style-name="P2"><text:s text:c="4"/>var c = Math.pow(earthRadius + obj.avgAlt, 3);</text:p>
      <text:p text:style-name="P2"><text:s text:c="4"/>var b = Math.sqrt(c / GM);</text:p>
      <text:p text:style-name="P2"><text:s text:c="4"/>var orbPeriod = Math.round(a * b);</text:p>
      <text:p text:style-name="P2"><text:s text:c="4"/>delete obj.avgAlt;</text:p>
      <text:p text:style-name="P2"><text:s text:c="4"/>obj.orbitalPeriod = orbPeriod;</text:p>
      <text:p text:style-name="P2"><text:s text:c="4"/>return obj;</text:p>
      <text:p text:style-name="P2"><text:s text:c="2"/>};</text:p>
      <text:p text:style-name="P2"/>
      <text:p text:style-name="P2"><text:s text:c="2"/>for (var elem in arr) {</text:p>
      <text:p text:style-name="P2"><text:s text:c="4"/>newArr.push(getOrbPeriod(arr[elem]));</text:p>
      <text:p text:style-name="P2"><text:s text:c="2"/>}</text:p>
      <text:p text:style-name="P2"/>
      <text:p text:style-name="P2"><text:s text:c="2"/>return newArr;</text:p>
      <text:p text:style-name="Standard">}</text:p>
      <text:p text:style-name="Standard"/>
      <text:p text:style-name="Standard">orbitalPeriod([{name : "sputnik", avgAlt : 35873.5553}]);</text:p>
      <text:p text:style-name="Standard"/>
      <text:p text:style-name="Standard"/>
      <text:p text:style-name="P29">or:</text:p>
      <text:p text:style-name="P29">function orbitalPeriod(arr) {</text:p>
      <text:p text:style-name="P29"><text:s text:c="2"/>var GM = 398600.4418;</text:p>
      <text:p text:style-name="P29"><text:s text:c="2"/>var earthRadius = 6367.4447;</text:p>
      <text:p text:style-name="P29"/>
      <text:p text:style-name="P29"><text:s text:c="2"/>//Looping through each key in arr object</text:p>
      <text:p text:style-name="P29"><text:s text:c="2"/>for(var prop in arr) {</text:p>
      <text:p text:style-name="P29"><text:s text:c="4"/>//Rounding off the orbital period value</text:p>
      <text:p text:style-name="P29"><text:s text:c="4"/>var orbitalPer = Math.round(2 * Math.PI * Math.sqrt(Math.pow(arr[prop].avgAlt + earthRadius, 3) / GM));</text:p>
      <text:p text:style-name="P29"><text:s text:c="4"/>//deleting the avgAlt property</text:p>
      <text:p text:style-name="P29"><text:s text:c="4"/>delete arr[prop].avgAlt;</text:p>
      <text:p text:style-name="P29"><text:soft-page-break/><text:s text:c="4"/>//adding orbitalPeriod property</text:p>
      <text:p text:style-name="P29"><text:s text:c="4"/>arr[prop].orbitalPeriod = orbitalPer;</text:p>
      <text:p text:style-name="P29"><text:s text:c="2"/>}</text:p>
      <text:p text:style-name="P29"/>
      <text:p text:style-name="P29"><text:s text:c="2"/>return arr;</text:p>
      <text:p text:style-name="P29">}</text:p>
      <text:p text:style-name="Standard"/>
      <text:p text:style-name="Standard"/>
      <text:p text:style-name="P29">or:</text:p>
      <text:p text:style-name="P29">function orbitalPeriod(arr) {</text:p>
      <text:p text:style-name="P29"><text:s text:c="2"/>var GM = 398600.4418;</text:p>
      <text:p text:style-name="P29"><text:s text:c="2"/>var earthRadius = 6367.4447;</text:p>
      <text:p text:style-name="P29"/>
      <text:p text:style-name="P29"><text:s text:c="2"/>// Loop through each item in the array arr</text:p>
      <text:p text:style-name="P29"><text:s text:c="2"/>arr.forEach(function(item) {</text:p>
      <text:p text:style-name="P29"><text:s text:c="4"/>// Calculate the Orbital period value</text:p>
      <text:p text:style-name="P29"><text:s text:c="4"/>var tmp = Math.round(2 * Math.PI * Math.sqrt(Math.pow(earthRadius + item.avgAlt, 3) / GM));</text:p>
      <text:p text:style-name="P29"><text:s text:c="4"/>//Delete the avgAlt property</text:p>
      <text:p text:style-name="P29"><text:s text:c="4"/>delete item.avgAlt;</text:p>
      <text:p text:style-name="P29"><text:s text:c="4"/>//Add orbitalPeriod property</text:p>
      <text:p text:style-name="P29"><text:s text:c="4"/>item.orbitalPeriod = tmp;</text:p>
      <text:p text:style-name="P29"><text:s text:c="2"/>});</text:p>
      <text:p text:style-name="P29"><text:s text:c="2"/>return arr;</text:p>
      <text:p text:style-name="P2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list-style-name="Numbering_20_123" style:class="index">
      <style:paragraph-properties style:shadow="non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13T00:18:11.972492249</dc:date>
    <meta:editing-duration>PT3H29M52S</meta:editing-duration>
    <meta:editing-cycles>38</meta:editing-cycles>
    <meta:document-statistic meta:table-count="0" meta:image-count="0" meta:object-count="0" meta:page-count="29" meta:paragraph-count="981" meta:word-count="4950" meta:character-count="33179" meta:non-whitespace-character-count="25715"/>
  </office:meta>
</office:document-meta>
</file>